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1" svg:font-family="Arial, sans-serif"/>
    <style:font-face style:name="Calibri1" svg:font-family="Calibri, sans-serif"/>
    <style:font-face style:name="Georgia" svg:font-family="Georgia, serif"/>
    <style:font-face style:name="Georgia\, serif" svg:font-family="'Georgia\, serif'"/>
    <style:font-face style:name="Helvetica Neue" svg:font-family="'Helvetica Neue', Arial, sans-serif"/>
    <style:font-face style:name="Helvetica" svg:font-family="Helvetica, Arial, sans-serif"/>
    <style:font-face style:name="Interstate-Light1" svg:font-family="Interstate-Light, serif"/>
    <style:font-face style:name="Lucida Grande1" svg:font-family="'Lucida Grande'"/>
    <style:font-face style:name="Lucida Grande" svg:font-family="'Lucida Grande', Verdana, Arial, Helvetica, sans-serif"/>
    <style:font-face style:name="Mangal1" svg:font-family="Mangal"/>
    <style:font-face style:name="Times New Roman1" svg:font-family="'Times New Roman'"/>
    <style:font-face style:name="Verdana3" svg:font-family="Verdana"/>
    <style:font-face style:name="Verdana2" svg:font-family="Verdana, Helvetica, sans-serif"/>
    <style:font-face style:name="Verdana1" svg:font-family="Verdana, sans-serif"/>
    <style:font-face style:name="arial" svg:font-family="arial, sans-serif"/>
    <style:font-face style:name="inherit" svg:font-family="inherit"/>
    <style:font-face style:name="sans-serif" svg:font-family="sans-serif"/>
    <style:font-face style:name="serif" svg:font-family="serif"/>
    <style:font-face style:name="Calibri" svg:font-family="Calibri" style:font-family-generic="roman"/>
    <style:font-face style:name="EspritMath" svg:font-family="EspritMath" style:font-family-generic="roman"/>
    <style:font-face style:name="EspritMathBookItalic" svg:font-family="EspritMathBookItalic" style:font-family-generic="roman"/>
    <style:font-face style:name="HelveticaNeue-Roman" svg:font-family="HelveticaNeue-Roman" style:font-family-generic="roman"/>
    <style:font-face style:name="Interstate-Bold" svg:font-family="Interstate-Bold" style:font-family-generic="roman"/>
    <style:font-face style:name="Interstate-Light" svg:font-family="Interstate-Light" style:font-family-generic="roman"/>
    <style:font-face style:name="Interstate-RegularItalic" svg:font-family="Interstate-RegularItalic" style:font-family-generic="roman"/>
    <style:font-face style:name="MathematicalPi-Six" svg:font-family="MathematicalPi-Six" style:font-family-generic="roman"/>
    <style:font-face style:name="Courier New" svg:font-family="'Courier New'" style:font-family-generic="modern" style:font-pitch="fixed"/>
    <style:font-face style:name="NSimSun" svg:font-family="NSimSun" style:font-family-generic="modern" style:font-pitch="fixed"/>
    <style:font-face style:name="Plato Regular" svg:font-family="'Plato Regular'"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_20__28_Web_29_">
      <style:paragraph-properties style:line-height-at-least="0.1465in"/>
      <style:text-properties style:font-name="Verdana" fo:font-size="10pt" fo:font-weight="normal" officeooo:rsid="006778ef" officeooo:paragraph-rsid="0022fa9f" style:font-size-asian="10pt" style:font-weight-asian="normal" style:font-name-complex="Verdana" style:font-size-complex="10pt" style:font-weight-complex="normal"/>
    </style:style>
    <style:style style:name="P2" style:family="paragraph" style:parent-style-name="Normal_20__28_Web_29_">
      <style:paragraph-properties style:line-height-at-least="0.1465in"/>
      <style:text-properties style:font-name="Verdana" fo:font-size="10pt" fo:font-weight="normal" officeooo:rsid="0068523c" officeooo:paragraph-rsid="0028eb3b" style:font-size-asian="10pt" style:font-weight-asian="normal" style:font-name-complex="Verdana" style:font-size-complex="10pt" style:font-weight-complex="normal"/>
    </style:style>
    <style:style style:name="P3" style:family="paragraph" style:parent-style-name="Normal_20__28_Web_29_">
      <style:paragraph-properties style:line-height-at-least="0.1465in" fo:orphans="0" fo:widows="0"/>
      <style:text-properties fo:color="#333333" style:font-name="Verdana" fo:font-size="10pt" fo:font-weight="normal" officeooo:rsid="006778ef" officeooo:paragraph-rsid="0022fa9f" style:font-size-asian="10pt" style:font-weight-asian="normal" style:font-name-complex="Verdana" style:font-size-complex="10pt" style:font-weight-complex="normal"/>
    </style:style>
    <style:style style:name="P4" style:family="paragraph" style:parent-style-name="Preformatted_20_Text">
      <style:paragraph-properties fo:line-height="200%" fo:orphans="0" fo:widows="0"/>
      <style:text-properties officeooo:paragraph-rsid="002b34cc"/>
    </style:style>
    <style:style style:name="P5" style:family="paragraph" style:parent-style-name="Preformatted_20_Text">
      <style:paragraph-properties fo:margin-top="0in" fo:margin-bottom="0.1965in" style:contextual-spacing="false"/>
    </style:style>
    <style:style style:name="P6" style:family="paragraph" style:parent-style-name="Text_20_body">
      <style:paragraph-properties style:line-height-at-least="0.2189in"/>
      <style:text-properties style:font-name="Verdana" fo:font-size="10pt" fo:font-weight="normal" officeooo:rsid="006778ef" officeooo:paragraph-rsid="00272da9" style:font-size-asian="10pt" style:font-weight-asian="normal" style:font-name-complex="Verdana" style:font-size-complex="10pt" style:font-weight-complex="normal"/>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paragraph-properties style:line-height-at-least="0.1465in"/>
      <style:text-properties style:font-name="Times New Roman" fo:font-size="12pt" officeooo:paragraph-rsid="0022fb78" style:font-size-asian="12pt" style:font-size-complex="12pt"/>
    </style:style>
    <style:style style:name="P9" style:family="paragraph" style:parent-style-name="Text_20_body">
      <style:text-properties style:font-name="Times New Roman" fo:font-size="12pt" officeooo:paragraph-rsid="0022fb78" style:font-size-asian="12pt" style:font-size-complex="12pt"/>
    </style:style>
    <style:style style:name="P10" style:family="paragraph" style:parent-style-name="Text_20_body">
      <style:paragraph-properties fo:line-height="200%" fo:orphans="0" fo:widows="0"/>
      <style:text-properties style:font-name="Times New Roman" fo:font-size="12pt" officeooo:paragraph-rsid="0022fb78" style:font-size-asian="12pt" style:font-size-complex="12pt"/>
    </style:style>
    <style:style style:name="P11" style:family="paragraph" style:parent-style-name="Text_20_body">
      <style:paragraph-properties fo:line-height="200%" fo:orphans="0" fo:widows="0"/>
      <style:text-properties style:font-name="Times New Roman" fo:font-size="12pt" officeooo:paragraph-rsid="00241e41" style:font-size-asian="12pt" style:font-size-complex="12pt"/>
    </style:style>
    <style:style style:name="P12" style:family="paragraph" style:parent-style-name="Text_20_body">
      <style:paragraph-properties fo:line-height="200%" fo:orphans="0" fo:widows="0"/>
      <style:text-properties style:font-name="Times New Roman" fo:font-size="12pt" officeooo:paragraph-rsid="0024c238" style:font-size-asian="12pt" style:font-size-complex="12pt"/>
    </style:style>
    <style:style style:name="P13" style:family="paragraph" style:parent-style-name="Text_20_body">
      <style:text-properties style:font-name="Times New Roman" fo:font-size="12pt" officeooo:paragraph-rsid="00241e41" style:font-size-asian="12pt" style:font-size-complex="12pt"/>
    </style:style>
    <style:style style:name="P14" style:family="paragraph" style:parent-style-name="Text_20_body">
      <style:paragraph-properties style:line-height-at-least="0.2189in" fo:orphans="0" fo:widows="0"/>
      <style:text-properties style:font-name="Times New Roman" fo:font-size="12pt" officeooo:paragraph-rsid="00241e41" style:font-size-asian="12pt" style:font-size-complex="12pt"/>
    </style:style>
    <style:style style:name="P15" style:family="paragraph" style:parent-style-name="Text_20_body">
      <style:paragraph-properties style:line-height-at-least="0.2189in"/>
      <style:text-properties style:font-name="Times New Roman" fo:font-size="12pt" officeooo:paragraph-rsid="00241e41" style:font-size-asian="12pt" style:font-size-complex="12pt"/>
    </style:style>
    <style:style style:name="P16" style:family="paragraph" style:parent-style-name="Text_20_body">
      <style:text-properties style:font-name="Times New Roman" fo:font-size="12pt" officeooo:paragraph-rsid="0024c238" style:font-size-asian="12pt" style:font-size-complex="12pt"/>
    </style:style>
    <style:style style:name="P17" style:family="paragraph" style:parent-style-name="Text_20_body">
      <style:text-properties style:font-name="Times New Roman" fo:font-size="12pt" officeooo:paragraph-rsid="00264aae" style:font-size-asian="12pt" style:font-size-complex="12pt"/>
    </style:style>
    <style:style style:name="P18" style:family="paragraph" style:parent-style-name="Text_20_body">
      <style:text-properties style:font-name="Times New Roman" fo:font-size="12pt" officeooo:paragraph-rsid="002ae544" style:font-size-asian="12pt" style:font-size-complex="12pt"/>
    </style:style>
    <style:style style:name="P19" style:family="paragraph" style:parent-style-name="Text_20_body">
      <style:text-properties officeooo:paragraph-rsid="001b6d43"/>
    </style:style>
    <style:style style:name="P20" style:family="paragraph" style:parent-style-name="Text_20_body">
      <style:text-properties fo:color="#000000" officeooo:paragraph-rsid="001c5a3d"/>
    </style:style>
    <style:style style:name="P21" style:family="paragraph" style:parent-style-name="Text_20_body">
      <style:paragraph-properties style:line-height-at-least="0.1465in"/>
      <style:text-properties style:font-name="Verdana1" fo:font-size="10pt" officeooo:paragraph-rsid="001c5a3d"/>
    </style:style>
    <style:style style:name="P22" style:family="paragraph" style:parent-style-name="Text_20_body">
      <style:paragraph-properties style:line-height-at-least="0.1465in"/>
      <style:text-properties style:font-name="Verdana1" fo:font-size="10pt" officeooo:paragraph-rsid="001e0995"/>
    </style:style>
    <style:style style:name="P23" style:family="paragraph" style:parent-style-name="Text_20_body">
      <style:paragraph-properties style:line-height-at-least="0.1465in" fo:orphans="0" fo:widows="0"/>
      <style:text-properties style:font-name="Verdana1" fo:font-size="10pt" officeooo:paragraph-rsid="002000ee"/>
    </style:style>
    <style:style style:name="P24" style:family="paragraph" style:parent-style-name="Text_20_body">
      <style:paragraph-properties style:line-height-at-least="0.1465in" fo:orphans="0" fo:widows="0"/>
      <style:text-properties style:font-name="Verdana1" fo:font-size="10pt" officeooo:paragraph-rsid="0024c238"/>
    </style:style>
    <style:style style:name="P25" style:family="paragraph" style:parent-style-name="Text_20_body">
      <style:paragraph-properties style:line-height-at-least="0.1465in"/>
      <style:text-properties style:font-name="Verdana1" fo:font-size="10pt" officeooo:paragraph-rsid="0024c238"/>
    </style:style>
    <style:style style:name="P26" style:family="paragraph" style:parent-style-name="Text_20_body">
      <style:paragraph-properties style:line-height-at-least="0.1465in"/>
      <style:text-properties style:font-name="Verdana1" fo:font-size="10pt" officeooo:paragraph-rsid="001c5a3d" style:font-size-asian="12pt"/>
    </style:style>
    <style:style style:name="P27" style:family="paragraph" style:parent-style-name="Text_20_body">
      <style:paragraph-properties style:line-height-at-least="0.2189in" fo:orphans="0" fo:widows="0"/>
      <style:text-properties style:font-name="Verdana1" fo:font-size="10pt" officeooo:paragraph-rsid="0028eb3b"/>
    </style:style>
    <style:style style:name="P28" style:family="paragraph" style:parent-style-name="Text_20_body">
      <style:paragraph-properties style:line-height-at-least="0.1465in"/>
      <style:text-properties officeooo:paragraph-rsid="001c5a3d"/>
    </style:style>
    <style:style style:name="P29" style:family="paragraph" style:parent-style-name="Text_20_body">
      <style:paragraph-properties style:line-height-at-least="0.1465in"/>
      <style:text-properties officeooo:paragraph-rsid="001e0995"/>
    </style:style>
    <style:style style:name="P30" style:family="paragraph" style:parent-style-name="Text_20_body">
      <style:paragraph-properties style:line-height-at-least="0.2189in"/>
      <style:text-properties fo:color="#333333" style:font-name="Lucida Grande1" fo:font-size="11pt" officeooo:paragraph-rsid="00207e54"/>
    </style:style>
    <style:style style:name="P31" style:family="paragraph" style:parent-style-name="Text_20_body">
      <style:paragraph-properties style:line-height-at-least="0.2189in" fo:orphans="0" fo:widows="0"/>
      <style:text-properties fo:color="#333333" style:font-name="Lucida Grande1" fo:font-size="11pt" officeooo:paragraph-rsid="00207e54"/>
    </style:style>
    <style:style style:name="P32" style:family="paragraph" style:parent-style-name="Text_20_body">
      <style:paragraph-properties style:line-height-at-least="0.2189in" fo:orphans="0" fo:widows="0"/>
      <style:text-properties fo:color="#333333" style:font-name="Lucida Grande1" fo:font-size="11pt" officeooo:paragraph-rsid="00272da9"/>
    </style:style>
    <style:style style:name="P33" style:family="paragraph" style:parent-style-name="Text_20_body">
      <style:paragraph-properties fo:line-height="100%"/>
      <style:text-properties fo:color="#333333" style:font-name="Lucida Grande1" fo:font-size="11pt" officeooo:paragraph-rsid="00207e54"/>
    </style:style>
    <style:style style:name="P34" style:family="paragraph" style:parent-style-name="Text_20_body">
      <style:paragraph-properties style:line-height-at-least="0.2189in"/>
      <style:text-properties fo:color="#333333" style:font-name="Times New Roman" fo:font-size="12pt" officeooo:paragraph-rsid="0024c238" style:font-size-asian="12pt" style:font-size-complex="12pt"/>
    </style:style>
    <style:style style:name="P35" style:family="paragraph" style:parent-style-name="Text_20_body">
      <style:paragraph-properties style:line-height-at-least="0.2189in" fo:orphans="0" fo:widows="0"/>
      <style:text-properties officeooo:paragraph-rsid="00207e54"/>
    </style:style>
    <style:style style:name="P36" style:family="paragraph" style:parent-style-name="Text_20_body">
      <style:paragraph-properties style:line-height-at-least="0.2189in" fo:orphans="0" fo:widows="0"/>
      <style:text-properties officeooo:paragraph-rsid="0022fa9f"/>
    </style:style>
    <style:style style:name="P37" style:family="paragraph" style:parent-style-name="Text_20_body">
      <style:paragraph-properties style:line-height-at-least="0.2189in" fo:orphans="0" fo:widows="0"/>
      <style:text-properties officeooo:paragraph-rsid="00272da9"/>
    </style:style>
    <style:style style:name="P38" style:family="paragraph" style:parent-style-name="Text_20_body">
      <style:paragraph-properties style:line-height-at-least="0.2189in" fo:orphans="0" fo:widows="0"/>
      <style:text-properties officeooo:paragraph-rsid="00280be9"/>
    </style:style>
    <style:style style:name="P39" style:family="paragraph" style:parent-style-name="Text_20_body">
      <style:paragraph-properties style:line-height-at-least="0.2189in"/>
      <style:text-properties officeooo:paragraph-rsid="00207e54"/>
    </style:style>
    <style:style style:name="P40" style:family="paragraph" style:parent-style-name="Text_20_body">
      <style:paragraph-properties style:line-height-at-least="0.2189in"/>
      <style:text-properties officeooo:paragraph-rsid="0022fa9f"/>
    </style:style>
    <style:style style:name="P41" style:family="paragraph" style:parent-style-name="Text_20_body">
      <style:paragraph-properties style:line-height-at-least="0.2189in"/>
      <style:text-properties officeooo:paragraph-rsid="00264aae"/>
    </style:style>
    <style:style style:name="P42" style:family="paragraph" style:parent-style-name="Text_20_body">
      <style:paragraph-properties style:line-height-at-least="0.2189in"/>
      <style:text-properties officeooo:paragraph-rsid="00272da9"/>
    </style:style>
    <style:style style:name="P43" style:family="paragraph" style:parent-style-name="Text_20_body">
      <style:paragraph-properties style:line-height-at-least="0.2189in"/>
      <style:text-properties officeooo:paragraph-rsid="00280be9"/>
    </style:style>
    <style:style style:name="P44" style:family="paragraph" style:parent-style-name="Text_20_body">
      <style:text-properties officeooo:paragraph-rsid="001c5a3d"/>
    </style:style>
    <style:style style:name="P45" style:family="paragraph" style:parent-style-name="Text_20_body">
      <style:paragraph-properties fo:line-height="200%" fo:orphans="0" fo:widows="0"/>
      <style:text-properties officeooo:paragraph-rsid="0024c238"/>
    </style:style>
    <style:style style:name="P46" style:family="paragraph" style:parent-style-name="Text_20_body">
      <style:paragraph-properties fo:line-height="100%" fo:orphans="0" fo:widows="0"/>
      <style:text-properties officeooo:paragraph-rsid="001c5a3d"/>
    </style:style>
    <style:style style:name="P47" style:family="paragraph" style:parent-style-name="Text_20_body">
      <style:paragraph-properties fo:line-height="100%" fo:orphans="0" fo:widows="0"/>
      <style:text-properties officeooo:paragraph-rsid="001e0995"/>
    </style:style>
    <style:style style:name="P48" style:family="paragraph" style:parent-style-name="Text_20_body">
      <style:text-properties officeooo:paragraph-rsid="001e0995"/>
    </style:style>
    <style:style style:name="P49" style:family="paragraph" style:parent-style-name="Text_20_body">
      <style:text-properties officeooo:paragraph-rsid="002000ee"/>
    </style:style>
    <style:style style:name="P50" style:family="paragraph" style:parent-style-name="Text_20_body">
      <style:paragraph-properties style:line-height-at-least="0.2189in" fo:orphans="0" fo:widows="0"/>
      <style:text-properties fo:font-variant="normal" fo:text-transform="none" fo:color="#000000" style:font-name="Times New Roman" fo:font-size="10pt" fo:letter-spacing="normal" fo:font-style="normal" fo:font-weight="normal" officeooo:paragraph-rsid="0028eb3b" style:font-size-asian="10pt" style:font-size-complex="10pt"/>
    </style:style>
    <style:style style:name="P51" style:family="paragraph" style:parent-style-name="Text_20_body">
      <style:text-properties officeooo:paragraph-rsid="0022fb78"/>
    </style:style>
    <style:style style:name="P52" style:family="paragraph" style:parent-style-name="Text_20_body">
      <style:text-properties officeooo:paragraph-rsid="00241e41"/>
    </style:style>
    <style:style style:name="P53" style:family="paragraph" style:parent-style-name="Text_20_body">
      <style:text-properties officeooo:paragraph-rsid="0024c238"/>
    </style:style>
    <style:style style:name="P54" style:family="paragraph" style:parent-style-name="Text_20_body">
      <style:paragraph-properties style:line-height-at-least="0.2189in"/>
      <style:text-properties officeooo:rsid="002ae544" officeooo:paragraph-rsid="002ae544"/>
    </style:style>
    <style:style style:name="P55"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color="#000000" fo:font-size="13pt" officeooo:paragraph-rsid="001c5a3d"/>
    </style:style>
    <style:style style:name="P56" style:family="paragraph" style:parent-style-name="Text_20_body">
      <style:paragraph-properties fo:margin-left="0in" fo:margin-right="0in" fo:margin-top="0.1043in" fo:margin-bottom="0.1043in" style:contextual-spacing="false" fo:text-indent="0in" style:auto-text-indent="false"/>
      <style:text-properties fo:color="#000000" fo:font-size="10.5pt" officeooo:paragraph-rsid="001c5a3d"/>
    </style:style>
    <style:style style:name="P57" style:family="paragraph" style:parent-style-name="Text_20_body">
      <style:paragraph-properties fo:margin-left="0in" fo:margin-right="0in" fo:margin-top="0in" fo:margin-bottom="0in" style:contextual-spacing="false" style:line-height-at-least="0.1465in" fo:text-indent="0in" style:auto-text-indent="false" fo:background-color="#ffffff">
        <style:background-image/>
      </style:paragraph-properties>
      <style:text-properties fo:color="#000000" style:text-position="33% 80%" style:font-name="Times New Roman" fo:font-size="10pt" officeooo:rsid="0018a024" officeooo:paragraph-rsid="001c5a3d" style:font-size-asian="12pt" style:font-size-complex="12pt"/>
    </style:style>
    <style:style style:name="P58"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fo:font-size="10pt" officeooo:rsid="001984cb" officeooo:paragraph-rsid="001c5a3d"/>
    </style:style>
    <style:style style:name="P59"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fo:font-size="10pt" officeooo:paragraph-rsid="001c5a3d"/>
    </style:style>
    <style:style style:name="P60"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text-position="33% 80%" fo:font-size="10pt" officeooo:rsid="0018a024" officeooo:paragraph-rsid="001c5a3d"/>
    </style:style>
    <style:style style:name="P61" style:family="paragraph" style:parent-style-name="Text_20_body">
      <style:paragraph-properties fo:margin-left="0in" fo:margin-right="0in" fo:margin-top="0in" fo:margin-bottom="0.1043in" style:contextual-spacing="false" style:line-height-at-least="0.1465in" fo:text-indent="0in" style:auto-text-indent="false" fo:background-color="#ffffff">
        <style:background-image/>
      </style:paragraph-properties>
      <style:text-properties fo:color="#000000" style:text-position="33% 80%" fo:font-size="10pt" officeooo:rsid="0018a024" officeooo:paragraph-rsid="001c5a3d"/>
    </style:style>
    <style:style style:name="P62" style:family="paragraph" style:parent-style-name="Text_20_body">
      <style:paragraph-properties style:line-height-at-least="0.1465in" fo:break-before="page"/>
      <style:text-properties style:font-name="Verdana1" fo:font-size="10pt" fo:font-weight="bold" officeooo:paragraph-rsid="001c5a3d"/>
    </style:style>
    <style:style style:name="P63" style:family="paragraph" style:parent-style-name="Text_20_body">
      <style:paragraph-properties fo:margin-top="0in" fo:margin-bottom="0in" style:contextual-spacing="false"/>
      <style:text-properties fo:color="#000000" style:font-name="Verdana1" fo:font-size="10pt" officeooo:paragraph-rsid="001c5a3d"/>
    </style:style>
    <style:style style:name="P64" style:family="paragraph" style:parent-style-name="Text_20_body">
      <style:paragraph-properties fo:margin-top="0in" fo:margin-bottom="0in" style:contextual-spacing="false"/>
      <style:text-properties officeooo:paragraph-rsid="001c5a3d"/>
    </style:style>
    <style:style style:name="P65" style:family="paragraph" style:parent-style-name="Text_20_body">
      <style:paragraph-properties fo:margin-top="0in" fo:margin-bottom="0in" style:contextual-spacing="false" fo:line-height="100%" fo:orphans="0" fo:widows="0"/>
      <style:text-properties officeooo:paragraph-rsid="00207e54"/>
    </style:style>
    <style:style style:name="P66" style:family="paragraph" style:parent-style-name="Text_20_body">
      <style:paragraph-properties fo:margin-top="0in" fo:margin-bottom="0in" style:contextual-spacing="false"/>
      <style:text-properties style:font-name="Times New Roman" fo:font-size="12pt" officeooo:paragraph-rsid="001c5a3d" style:font-size-asian="12pt" style:font-size-complex="12pt"/>
    </style:style>
    <style:style style:name="P67" style:family="paragraph" style:parent-style-name="Heading_20_2">
      <style:paragraph-properties fo:line-height="100%"/>
      <style:text-properties fo:color="#333333" style:font-name="Lucida Grande1" fo:font-size="11pt" officeooo:paragraph-rsid="00207e54"/>
    </style:style>
    <style:style style:name="P68" style:family="paragraph" style:parent-style-name="Standard" style:list-style-name="L1">
      <style:paragraph-properties fo:text-align="start" style:justify-single-word="false"/>
      <style:text-properties fo:color="#272525" style:font-name="EspritMath" fo:font-size="9.5pt" officeooo:paragraph-rsid="001c5a3d" style:font-size-asian="9.5pt"/>
    </style:style>
    <style:style style:name="P69" style:family="paragraph" style:parent-style-name="Standard">
      <style:paragraph-properties fo:text-align="start" style:justify-single-word="false"/>
      <style:text-properties fo:color="#272525" style:font-name="EspritMath" fo:font-size="9.5pt" officeooo:paragraph-rsid="001c5a3d" style:font-size-asian="9.5pt"/>
    </style:style>
    <style:style style:name="P70" style:family="paragraph" style:parent-style-name="Standard">
      <style:paragraph-properties fo:text-align="start" style:justify-single-word="false"/>
      <style:text-properties fo:color="#272525" style:font-name="EspritMath" fo:font-size="9pt" officeooo:paragraph-rsid="001c5a3d" style:font-size-asian="9pt"/>
    </style:style>
    <style:style style:name="P71" style:family="paragraph" style:parent-style-name="Standard">
      <style:paragraph-properties style:line-height-at-least="0.1465in" fo:text-align="start" style:justify-single-word="false"/>
      <style:text-properties fo:color="#272525" style:font-name="EspritMath" fo:font-size="9pt" fo:font-weight="bold" officeooo:rsid="000def0d" officeooo:paragraph-rsid="001c5a3d" style:font-size-asian="9pt" style:font-weight-asian="bold" style:font-name-complex="Verdana" style:font-size-complex="9pt" style:font-weight-complex="normal"/>
    </style:style>
    <style:style style:name="P72" style:family="paragraph" style:parent-style-name="Standard" style:list-style-name="L1">
      <style:paragraph-properties fo:text-align="start" style:justify-single-word="false"/>
      <style:text-properties fo:color="#272525" style:font-name="Interstate-RegularItalic" fo:font-size="10pt" fo:font-style="italic" officeooo:paragraph-rsid="001c5a3d" style:font-size-asian="10pt" style:font-style-asian="italic"/>
    </style:style>
    <style:style style:name="P73" style:family="paragraph" style:parent-style-name="Standard" style:list-style-name="L1">
      <style:paragraph-properties fo:text-align="start" style:justify-single-word="false"/>
      <style:text-properties fo:color="#272525" style:font-name="Interstate-Light" fo:font-size="12pt" officeooo:paragraph-rsid="001c5a3d" style:font-size-asian="12pt"/>
    </style:style>
    <style:style style:name="P74" style:family="paragraph" style:parent-style-name="Standard" style:list-style-name="L1">
      <style:paragraph-properties fo:text-align="start" style:justify-single-word="false"/>
      <style:text-properties fo:color="#272525" style:font-name="Interstate-Bold" fo:font-size="14pt" fo:font-weight="bold" officeooo:paragraph-rsid="001c5a3d" style:font-size-asian="14pt" style:font-weight-asian="bold"/>
    </style:style>
    <style:style style:name="P75" style:family="paragraph" style:parent-style-name="Standard">
      <style:paragraph-properties fo:text-align="start" style:justify-single-word="false"/>
      <style:text-properties fo:color="#272525" style:font-name="HelveticaNeue-Roman" fo:font-size="6pt" officeooo:paragraph-rsid="001c5a3d" style:font-size-asian="6pt"/>
    </style:style>
    <style:style style:name="P76" style:family="paragraph" style:parent-style-name="Standard">
      <style:paragraph-properties fo:text-align="start" style:justify-single-word="false"/>
      <style:text-properties fo:color="#272525" style:font-name="EspritMathBookItalic" fo:font-size="9pt" fo:font-style="italic" officeooo:paragraph-rsid="001c5a3d" style:font-size-asian="9pt" style:font-style-asian="italic"/>
    </style:style>
    <style:style style:name="P77" style:family="paragraph" style:parent-style-name="Standard" style:list-style-name="L1">
      <style:paragraph-properties fo:text-align="start" style:justify-single-word="false"/>
      <style:text-properties officeooo:paragraph-rsid="001c5a3d"/>
    </style:style>
    <style:style style:name="P78" style:family="paragraph" style:parent-style-name="Standard">
      <style:paragraph-properties fo:text-align="start" style:justify-single-word="false"/>
      <style:text-properties officeooo:paragraph-rsid="001c5a3d"/>
    </style:style>
    <style:style style:name="P79" style:family="paragraph" style:parent-style-name="Standard">
      <style:paragraph-properties fo:line-height="200%" fo:orphans="0" fo:widows="0">
        <style:tab-stops>
          <style:tab-stop style:position="0.5in"/>
        </style:tab-stops>
      </style:paragraph-properties>
      <style:text-properties officeooo:paragraph-rsid="001c5a3d"/>
    </style:style>
    <style:style style:name="P80" style:family="paragraph" style:parent-style-name="Standard">
      <style:paragraph-properties fo:line-height="200%" fo:orphans="0" fo:widows="0"/>
      <style:text-properties officeooo:paragraph-rsid="001c5a3d"/>
    </style:style>
    <style:style style:name="P81" style:family="paragraph" style:parent-style-name="Standard">
      <style:paragraph-properties fo:line-height="200%" fo:orphans="0" fo:widows="0"/>
      <style:text-properties officeooo:paragraph-rsid="001e0995"/>
    </style:style>
    <style:style style:name="P82" style:family="paragraph" style:parent-style-name="Standard">
      <style:paragraph-properties fo:line-height="200%" fo:orphans="0" fo:widows="0"/>
      <style:text-properties officeooo:paragraph-rsid="00207e54"/>
    </style:style>
    <style:style style:name="P83" style:family="paragraph" style:parent-style-name="Standard">
      <style:paragraph-properties fo:line-height="200%" fo:orphans="0" fo:widows="0"/>
      <style:text-properties officeooo:paragraph-rsid="00227a7c"/>
    </style:style>
    <style:style style:name="P84" style:family="paragraph" style:parent-style-name="Standard">
      <style:paragraph-properties fo:line-height="200%" fo:orphans="0" fo:widows="0"/>
      <style:text-properties officeooo:paragraph-rsid="00241e41"/>
    </style:style>
    <style:style style:name="P85" style:family="paragraph" style:parent-style-name="Standard">
      <style:paragraph-properties fo:line-height="200%" fo:orphans="0" fo:widows="0"/>
      <style:text-properties officeooo:paragraph-rsid="0024c238"/>
    </style:style>
    <style:style style:name="P86" style:family="paragraph" style:parent-style-name="Standard">
      <style:paragraph-properties fo:line-height="200%" fo:orphans="0" fo:widows="0"/>
      <style:text-properties officeooo:paragraph-rsid="00264aae"/>
    </style:style>
    <style:style style:name="P87" style:family="paragraph" style:parent-style-name="Standard">
      <style:paragraph-properties fo:line-height="200%" fo:orphans="0" fo:widows="0"/>
      <style:text-properties officeooo:paragraph-rsid="00272da9"/>
    </style:style>
    <style:style style:name="P88" style:family="paragraph" style:parent-style-name="Standard">
      <style:paragraph-properties fo:line-height="200%" fo:orphans="0" fo:widows="0"/>
      <style:text-properties officeooo:paragraph-rsid="00280be9"/>
    </style:style>
    <style:style style:name="P89" style:family="paragraph" style:parent-style-name="Standard">
      <style:paragraph-properties fo:line-height="200%" fo:orphans="0" fo:widows="0"/>
      <style:text-properties officeooo:paragraph-rsid="0028eb3b"/>
    </style:style>
    <style:style style:name="P90" style:family="paragraph" style:parent-style-name="Standard">
      <style:paragraph-properties fo:line-height="200%" fo:orphans="0" fo:widows="0"/>
      <style:text-properties officeooo:paragraph-rsid="002b34cc"/>
    </style:style>
    <style:style style:name="P91" style:family="paragraph" style:parent-style-name="Standard">
      <style:paragraph-properties fo:line-height="200%" fo:orphans="0" fo:widows="0"/>
      <style:text-properties officeooo:paragraph-rsid="002c6dba"/>
    </style:style>
    <style:style style:name="P92" style:family="paragraph" style:parent-style-name="Standard">
      <style:paragraph-properties fo:line-height="200%"/>
      <style:text-properties officeooo:paragraph-rsid="001c5a3d"/>
    </style:style>
    <style:style style:name="P93" style:family="paragraph" style:parent-style-name="Standard">
      <style:paragraph-properties fo:line-height="200%"/>
      <style:text-properties officeooo:paragraph-rsid="001e0995"/>
    </style:style>
    <style:style style:name="P94" style:family="paragraph" style:parent-style-name="Standard">
      <style:paragraph-properties fo:line-height="200%"/>
      <style:text-properties officeooo:paragraph-rsid="00264aae"/>
    </style:style>
    <style:style style:name="P95" style:family="paragraph" style:parent-style-name="Standard">
      <style:paragraph-properties fo:line-height="200%" fo:orphans="0" fo:widows="0"/>
      <style:text-properties fo:font-size="12pt" officeooo:paragraph-rsid="001c5a3d" style:font-size-asian="12pt"/>
    </style:style>
    <style:style style:name="P96" style:family="paragraph" style:parent-style-name="Standard">
      <style:paragraph-properties fo:line-height="200%" fo:orphans="0" fo:widows="0"/>
      <style:text-properties fo:font-size="12pt" officeooo:paragraph-rsid="00227a7c" style:font-size-asian="12pt"/>
    </style:style>
    <style:style style:name="P97" style:family="paragraph" style:parent-style-name="Standard">
      <style:paragraph-properties fo:line-height="100%" fo:orphans="0" fo:widows="0"/>
      <style:text-properties fo:font-size="12pt" officeooo:paragraph-rsid="001c5a3d" style:font-size-asian="12pt"/>
    </style:style>
    <style:style style:name="P98" style:family="paragraph" style:parent-style-name="Standard">
      <style:paragraph-properties fo:line-height="100%" fo:orphans="0" fo:widows="0"/>
      <style:text-properties style:font-name="Verdana1" fo:font-size="10pt" officeooo:paragraph-rsid="001c5a3d"/>
    </style:style>
    <style:style style:name="P99" style:family="paragraph" style:parent-style-name="Standard">
      <style:paragraph-properties fo:line-height="100%" fo:orphans="0" fo:widows="0"/>
      <style:text-properties officeooo:paragraph-rsid="001e0995"/>
    </style:style>
    <style:style style:name="P100" style:family="paragraph" style:parent-style-name="Standard">
      <style:paragraph-properties fo:line-height="100%" fo:orphans="0" fo:widows="0"/>
      <style:text-properties officeooo:paragraph-rsid="00207e54"/>
    </style:style>
    <style:style style:name="P101" style:family="paragraph" style:parent-style-name="Standard">
      <style:text-properties officeooo:paragraph-rsid="001e0995"/>
    </style:style>
    <style:style style:name="P102" style:family="paragraph" style:parent-style-name="Standard">
      <style:text-properties officeooo:paragraph-rsid="00264aae"/>
    </style:style>
    <style:style style:name="P103" style:family="paragraph" style:parent-style-name="Standard">
      <style:paragraph-properties fo:margin-left="0in" fo:margin-right="0in" fo:margin-top="0in" fo:margin-bottom="0in" style:contextual-spacing="false" style:line-height-at-least="0.1465in" fo:text-align="start" style:justify-single-word="false" fo:text-indent="0in" style:auto-text-indent="false" fo:background-color="#ffffff">
        <style:background-image/>
      </style:paragraph-properties>
      <style:text-properties fo:color="#272525" style:text-position="33% 80%" style:font-name="Interstate-RegularItalic" fo:font-size="10pt" fo:font-style="italic" officeooo:rsid="0018a024" officeooo:paragraph-rsid="001c5a3d" style:font-size-asian="10pt" style:font-style-asian="italic" style:font-size-complex="12pt"/>
    </style:style>
    <style:style style:name="P104" style:family="paragraph" style:parent-style-name="Standard">
      <style:paragraph-properties fo:margin-left="0in" fo:margin-right="0in" fo:margin-top="0in" fo:margin-bottom="0in" style:contextual-spacing="false" style:line-height-at-least="0.1465in" fo:text-align="start" style:justify-single-word="false" fo:text-indent="0in" style:auto-text-indent="false" fo:background-color="#ffffff">
        <style:background-image/>
      </style:paragraph-properties>
      <style:text-properties fo:color="#272525" style:text-position="33% 80%" style:font-name="Times New Roman" fo:font-size="10pt" fo:font-style="italic" fo:font-weight="bold" officeooo:rsid="000def0d" officeooo:paragraph-rsid="001c5a3d" style:font-size-asian="8.75pt" style:font-style-asian="italic" style:font-weight-asian="bold" style:font-name-complex="Verdana" style:font-size-complex="10pt" style:font-weight-complex="normal"/>
    </style:style>
    <style:style style:name="P105" style:family="paragraph" style:parent-style-name="Standard">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3bcb8" officeooo:paragraph-rsid="001c5a3d" style:font-size-asian="10pt" style:font-weight-asian="normal" style:font-name-complex="Verdana" style:font-size-complex="10pt" style:font-weight-complex="normal"/>
    </style:style>
    <style:style style:name="P106" style:family="paragraph" style:parent-style-name="Standard">
      <style:paragraph-properties fo:margin-left="0in" fo:margin-right="0in" fo:margin-top="0in" fo:margin-bottom="0.139in" style:contextual-spacing="false" fo:line-height="115%" fo:text-align="start" style:justify-single-word="false" fo:orphans="0" fo:widows="0" fo:text-indent="0in" style:auto-text-indent="false" fo:background-color="#ffffff" fo:padding="0in" fo:border="none">
        <style:background-image/>
      </style:paragraph-properties>
      <style:text-properties fo:font-variant="normal" fo:text-transform="none" fo:color="#000000" style:text-position="33% 80%" style:font-name="Verdana" fo:font-size="10pt" fo:letter-spacing="normal" fo:font-style="normal" fo:font-weight="normal" officeooo:rsid="00756610" officeooo:paragraph-rsid="0022fb78" style:font-size-asian="10pt" style:font-style-asian="italic" style:font-weight-asian="bold" style:font-name-complex="Verdana" style:font-size-complex="10pt" style:font-weight-complex="normal"/>
    </style:style>
    <style:style style:name="P107" style:family="paragraph" style:parent-style-name="Standard">
      <style:paragraph-properties fo:line-height="200%" fo:orphans="0" fo:widows="0" style:shadow="none"/>
      <style:text-properties officeooo:paragraph-rsid="001c5a3d"/>
    </style:style>
    <style:style style:name="P108" style:family="paragraph" style:parent-style-name="Standard">
      <style:paragraph-properties style:writing-mode="lr-tb"/>
      <style:text-properties style:font-name="serif" fo:font-size="23.25pt"/>
    </style:style>
    <style:style style:name="T1" style:family="text">
      <style:text-properties officeooo:rsid="01aee8ee"/>
    </style:style>
    <style:style style:name="T2" style:family="text">
      <style:text-properties fo:font-variant="normal" fo:text-transform="none" fo:color="#000000" fo:letter-spacing="normal" fo:font-style="normal" fo:font-weight="normal" officeooo:rsid="000a3927" style:font-weight-asian="normal" style:font-name-complex="Verdana" style:font-weight-complex="normal"/>
    </style:style>
    <style:style style:name="T3" style:family="text">
      <style:text-properties fo:font-variant="normal" fo:text-transform="none" fo:color="#000000" fo:letter-spacing="normal" fo:font-style="normal" fo:font-weight="normal" officeooo:rsid="00bfa6cc" style:font-weight-asian="normal" style:font-name-complex="Verdana" style:font-weight-complex="normal"/>
    </style:style>
    <style:style style:name="T4" style:family="text">
      <style:text-properties fo:font-variant="normal" fo:text-transform="none" fo:color="#000000" fo:letter-spacing="normal" fo:font-style="normal" fo:font-weight="normal" officeooo:rsid="009e3ee7" style:font-weight-asian="normal" style:font-name-complex="Verdana" style:font-weight-complex="normal"/>
    </style:style>
    <style:style style:name="T5" style:family="text">
      <style:text-properties fo:font-variant="normal" fo:text-transform="none" fo:color="#000000" fo:letter-spacing="normal" fo:font-style="normal" fo:font-weight="normal" officeooo:rsid="00bfa6cc" style:font-name-complex="Verdana"/>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italic" fo:font-weight="normal" style:font-size-asian="12pt" style:font-size-complex="12pt"/>
    </style:style>
    <style:style style:name="T8" style:family="text">
      <style:text-properties fo:font-variant="normal" fo:text-transform="none" fo:color="#000000" style:font-name="Verdana1" fo:font-size="10pt" fo:letter-spacing="normal" fo:font-style="normal" fo:font-weight="normal" style:font-size-asian="12pt" style:font-size-complex="12pt"/>
    </style:style>
    <style:style style:name="T9" style:family="text">
      <style:text-properties fo:font-variant="normal" fo:text-transform="none" fo:color="#000000" style:font-name="Verdana1" fo:font-size="10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style:font-name="Verdana1" fo:font-size="10pt" fo:letter-spacing="normal" fo:font-style="normal" fo:font-weight="normal" officeooo:rsid="000a3927" style:font-weight-asian="normal" style:font-name-complex="Verdana" style:font-weight-complex="normal"/>
    </style:style>
    <style:style style:name="T11" style:family="text">
      <style:text-properties fo:font-variant="normal" fo:text-transform="none" fo:color="#000000" style:font-name="Verdana2" fo:font-size="9.75pt" fo:letter-spacing="normal" fo:font-style="normal" fo:font-weight="normal"/>
    </style:style>
    <style:style style:name="T12" style:family="text">
      <style:text-properties fo:font-variant="normal" fo:text-transform="none" fo:color="#000000" style:font-name="Verdana2" fo:font-size="9.75pt" fo:letter-spacing="normal" fo:font-style="normal" fo:font-weight="normal" officeooo:rsid="0022fb78"/>
    </style:style>
    <style:style style:name="T13" style:family="text">
      <style:text-properties fo:font-variant="normal" fo:text-transform="none" fo:color="#333333" fo:letter-spacing="normal" fo:font-style="normal" fo:font-weight="normal"/>
    </style:style>
    <style:style style:name="T14" style:family="text">
      <style:text-properties fo:font-variant="normal" fo:text-transform="none" fo:color="#333333" style:font-name="Times New Roman" fo:font-size="12pt" fo:letter-spacing="normal" fo:font-style="normal" fo:font-weight="normal" style:font-size-asian="12pt" style:font-size-complex="12pt"/>
    </style:style>
    <style:style style:name="T15" style:family="text">
      <style:text-properties fo:font-variant="normal" fo:text-transform="none" fo:color="#663366" style:text-line-through-style="none" style:font-name="Times New Roman" fo:font-size="12pt" fo:letter-spacing="normal" fo:font-style="normal" style:text-underline-style="none" fo:font-weight="normal" style:text-blinking="false" style:font-size-asian="12pt" style:font-size-complex="12pt"/>
    </style:style>
    <style:style style:name="T16" style:family="text">
      <style:text-properties fo:font-variant="normal" fo:text-transform="none" fo:color="#663366" style:font-name="Times New Roman" fo:font-size="12pt" fo:letter-spacing="normal" fo:font-style="normal" style:text-underline-style="solid" style:text-underline-width="auto" style:text-underline-color="font-color" fo:font-weight="normal" fo:background-color="#ffffff" style:font-size-asian="12pt" style:font-size-complex="12pt"/>
    </style:style>
    <style:style style:name="T17" style:family="text">
      <style:text-properties fo:font-variant="normal" fo:text-transform="none" fo:color="#663366" style:font-name="Times New Roman" fo:font-size="12pt" fo:letter-spacing="normal" fo:font-style="normal" style:text-underline-style="solid" style:text-underline-width="auto" style:text-underline-color="font-color" fo:font-weight="normal" style:font-size-asian="12pt" style:font-size-complex="12pt"/>
    </style:style>
    <style:style style:name="T18" style:family="text">
      <style:text-properties fo:font-variant="normal" fo:text-transform="none" fo:color="#272525" style:font-name="Interstate-Light1" fo:font-size="12pt" fo:letter-spacing="normal" fo:font-style="normal" fo:font-weight="normal" officeooo:rsid="0012e7ad" style:font-size-asian="12pt" style:font-size-complex="10pt"/>
    </style:style>
    <style:style style:name="T19" style:family="text">
      <style:text-properties fo:font-variant="normal" fo:text-transform="none" fo:color="#272525" style:font-name="Interstate-Light1" fo:font-size="12pt" fo:letter-spacing="normal" fo:font-style="normal" style:text-underline-style="solid" style:text-underline-width="auto" style:text-underline-color="font-color" fo:font-weight="normal" officeooo:rsid="0012e7ad" style:font-size-asian="12pt" style:font-size-complex="10pt"/>
    </style:style>
    <style:style style:name="T20" style:family="text">
      <style:text-properties fo:font-variant="normal" fo:text-transform="none" fo:color="#444444" style:font-name="Helvetica Neue" fo:font-size="10.5pt" fo:letter-spacing="normal" fo:font-style="normal" fo:font-weight="normal" style:font-size-asian="12pt"/>
    </style:style>
    <style:style style:name="T21" style:family="text">
      <style:text-properties fo:font-variant="normal" fo:text-transform="none" fo:color="#444444" style:font-name="Helvetica Neue" fo:font-size="10.5pt" fo:letter-spacing="normal" fo:font-style="normal" fo:font-weight="normal" officeooo:rsid="00280be9" style:font-size-asian="12pt"/>
    </style:style>
    <style:style style:name="T22" style:family="text">
      <style:text-properties fo:font-variant="normal" fo:text-transform="none" fo:color="#174e82" style:text-line-through-style="none" style:font-name="Helvetica Neue" fo:font-size="10.5pt" fo:letter-spacing="normal" fo:font-style="normal" style:text-underline-style="none" fo:font-weight="normal" style:text-blinking="false" style:font-size-asian="12pt"/>
    </style:style>
    <style:style style:name="T23" style:family="text">
      <style:text-properties officeooo:rsid="00f3bcb8" style:font-weight-asian="normal" style:font-name-complex="Verdana" style:font-weight-complex="normal"/>
    </style:style>
    <style:style style:name="T24" style:family="text">
      <style:text-properties officeooo:rsid="00f3c5f5" style:font-weight-asian="normal" style:font-name-complex="Verdana" style:font-weight-complex="normal"/>
    </style:style>
    <style:style style:name="T25" style:family="text">
      <style:text-properties officeooo:rsid="001b6d43" style:font-weight-asian="normal" style:font-name-complex="Verdana" style:font-weight-complex="normal"/>
    </style:style>
    <style:style style:name="T26" style:family="text">
      <style:text-properties fo:font-style="italic"/>
    </style:style>
    <style:style style:name="T27" style:family="text">
      <style:text-properties fo:color="#666666" style:font-name="inherit" fo:font-size="10.5pt"/>
    </style:style>
    <style:style style:name="T28" style:family="text">
      <style:text-properties fo:color="#333333" style:font-name="inherit" fo:font-size="11pt" style:font-size-asian="12pt"/>
    </style:style>
    <style:style style:name="T29" style:family="text">
      <style:text-properties fo:color="#333333" style:font-name="Times New Roman" fo:font-size="12pt" style:font-size-asian="12pt" style:font-size-complex="12pt"/>
    </style:style>
    <style:style style:name="T30" style:family="text">
      <style:text-properties fo:color="#333333" style:font-name="Times New Roman" fo:font-size="12pt" officeooo:rsid="00207e54" style:font-size-asian="12pt" style:font-size-complex="12pt"/>
    </style:style>
    <style:style style:name="T31" style:family="text">
      <style:text-properties fo:color="#333333" style:font-name="Lucida Grande1" fo:font-size="11pt"/>
    </style:style>
    <style:style style:name="T32" style:family="text">
      <style:text-properties fo:color="#333333" style:font-name="Lucida Grande1" fo:font-size="11pt" style:font-size-asian="12pt"/>
    </style:style>
    <style:style style:name="T33" style:family="text">
      <style:text-properties fo:color="#333333" style:font-name="Lucida Grande1" fo:font-size="11pt" officeooo:rsid="00207e54" style:font-size-asian="12pt"/>
    </style:style>
    <style:style style:name="T34" style:family="text">
      <style:text-properties fo:color="#333333" style:font-name="Lucida Grande1" fo:font-size="11pt" officeooo:rsid="00241e41"/>
    </style:style>
    <style:style style:name="T35" style:family="text">
      <style:text-properties fo:color="#333333" style:font-name="Lucida Grande1" fo:font-size="12pt" style:font-size-asian="12pt"/>
    </style:style>
    <style:style style:name="T36" style:family="text">
      <style:text-properties fo:color="#333333" style:font-name="Calibri" fo:font-size="11pt" fo:language="en" fo:country="none" fo:font-style="normal" fo:font-weight="bold" style:letter-kerning="true" style:font-size-asian="11pt"/>
    </style:style>
    <style:style style:name="T37" style:family="text">
      <style:text-properties fo:color="#990000" style:text-line-through-style="none" style:font-name="inherit" fo:font-size="11pt" style:text-underline-style="none" style:text-blinking="false" style:font-size-asian="12pt"/>
    </style:style>
    <style:style style:name="T38" style:family="text">
      <style:text-properties fo:color="#990000" style:text-line-through-style="none" style:font-name="Times New Roman" fo:font-size="12pt" style:text-underline-style="none" style:text-blinking="false" style:font-size-asian="12pt" style:font-size-complex="12pt"/>
    </style:style>
    <style:style style:name="T39" style:family="text">
      <style:text-properties fo:color="#990000" style:text-line-through-style="none" style:text-underline-style="none" officeooo:rsid="01aa023f" style:text-blinking="false" style:font-weight-asian="normal" style:font-name-complex="Verdana" style:font-weight-complex="normal"/>
    </style:style>
    <style:style style:name="T40" style:family="text">
      <style:text-properties style:font-name="Times New Roman" fo:font-size="12pt" style:font-size-asian="12pt"/>
    </style:style>
    <style:style style:name="T41" style:family="text">
      <style:text-properties style:font-name="Times New Roman" fo:font-size="12pt" style:font-size-asian="12pt" style:font-size-complex="12pt"/>
    </style:style>
    <style:style style:name="T42" style:family="text">
      <style:text-properties style:font-name="Times New Roman" fo:font-size="12pt" officeooo:rsid="00264aae" style:font-size-asian="12pt" style:font-size-complex="12pt"/>
    </style:style>
    <style:style style:name="T43" style:family="text">
      <style:text-properties style:font-name="Times New Roman" fo:font-size="12pt" officeooo:rsid="00207e54" style:font-size-asian="12pt"/>
    </style:style>
    <style:style style:name="T44" style:family="text">
      <style:text-properties fo:font-size="12pt" style:font-size-asian="12pt"/>
    </style:style>
    <style:style style:name="T45" style:family="text">
      <style:text-properties fo:font-size="12pt" officeooo:rsid="00077540" style:font-size-asian="12pt"/>
    </style:style>
    <style:style style:name="T46" style:family="text">
      <style:text-properties fo:font-size="12pt" officeooo:rsid="00280be9" style:font-size-asian="12pt"/>
    </style:style>
    <style:style style:name="T47" style:family="text">
      <style:text-properties fo:font-size="12pt" officeooo:rsid="0028eb3b" style:font-size-asian="12pt"/>
    </style:style>
    <style:style style:name="T48" style:family="text">
      <style:text-properties fo:font-size="12pt" officeooo:rsid="002b34cc" style:font-size-asian="12pt"/>
    </style:style>
    <style:style style:name="T49" style:family="text">
      <style:text-properties fo:font-size="12pt" style:text-underline-style="solid" style:text-underline-width="auto" style:text-underline-color="font-color" style:font-size-asian="12pt"/>
    </style:style>
    <style:style style:name="T50" style:family="text">
      <style:text-properties fo:font-size="12pt" fo:font-style="italic" style:font-size-asian="12pt"/>
    </style:style>
    <style:style style:name="T51" style:family="text">
      <style:text-properties style:text-position="33% 80%"/>
    </style:style>
    <style:style style:name="T52" style:family="text">
      <style:text-properties fo:color="#272525" style:font-name="EspritMathBookItalic" fo:font-size="9.5pt" fo:font-style="italic" style:font-size-asian="9.5pt" style:font-style-asian="italic"/>
    </style:style>
    <style:style style:name="T53" style:family="text">
      <style:text-properties fo:color="#272525" style:font-name="EspritMathBookItalic" fo:font-size="9pt" fo:font-style="italic" style:font-size-asian="9pt" style:font-style-asian="italic"/>
    </style:style>
    <style:style style:name="T54" style:family="text">
      <style:text-properties fo:color="#272525" style:font-name="EspritMath" fo:font-size="9.5pt" style:font-size-asian="9.5pt"/>
    </style:style>
    <style:style style:name="T55" style:family="text">
      <style:text-properties fo:color="#272525" style:font-name="EspritMath" fo:font-size="9pt" style:font-size-asian="9pt"/>
    </style:style>
    <style:style style:name="T56" style:family="text">
      <style:text-properties fo:color="#272525" style:font-name="MathematicalPi-Six" fo:font-size="5pt" style:font-size-asian="5pt"/>
    </style:style>
    <style:style style:name="T57" style:family="text">
      <style:text-properties fo:color="#272525" style:font-name="Interstate-Light" fo:font-size="8pt" style:font-size-asian="8pt"/>
    </style:style>
    <style:style style:name="T58" style:family="text">
      <style:text-properties fo:color="#272525" style:font-name="Interstate-Bold" fo:font-size="8pt" fo:font-weight="bold" style:font-size-asian="8pt" style:font-weight-asian="bold"/>
    </style:style>
    <style:style style:name="T59" style:family="text">
      <style:text-properties style:font-name="Interstate-Light" fo:font-size="8pt" style:font-size-asian="8pt"/>
    </style:style>
    <style:style style:name="T60" style:family="text">
      <style:text-properties style:font-name="Interstate-Bold" fo:font-size="8pt" fo:font-weight="bold" style:font-size-asian="8pt" style:font-weight-asian="bold"/>
    </style:style>
    <style:style style:name="T61" style:family="text">
      <style:text-properties style:font-name="EspritMath" fo:font-size="9.5pt" style:font-size-asian="9.5pt"/>
    </style:style>
    <style:style style:name="T62" style:family="text">
      <style:text-properties style:font-name="EspritMathBookItalic" fo:font-size="9.5pt" style:font-size-asian="9.5pt"/>
    </style:style>
    <style:style style:name="T63" style:family="text">
      <style:text-properties style:text-position="super 58%" fo:font-size="12pt" style:text-underline-style="solid" style:text-underline-width="auto" style:text-underline-color="font-color" style:font-size-asian="12pt"/>
    </style:style>
    <style:style style:name="T64" style:family="text">
      <style:text-properties style:font-name="Plato Regular" fo:font-size="12pt" style:font-size-asian="12pt" style:font-name-complex="Plato Regular"/>
    </style:style>
    <style:style style:name="T65" style:family="text">
      <style:text-properties style:font-name="Plato Regular" fo:font-size="12pt" style:text-underline-style="solid" style:text-underline-width="auto" style:text-underline-color="font-color" style:font-size-asian="12pt" style:font-name-complex="Plato Regular"/>
    </style:style>
    <style:style style:name="T66" style:family="text">
      <style:text-properties style:font-name="Plato Regular" fo:font-size="12pt" style:font-name-asian="Plato Regular" style:font-size-asian="12pt" style:font-name-complex="Plato Regular"/>
    </style:style>
    <style:style style:name="T67" style:family="text">
      <style:text-properties officeooo:rsid="0005d663"/>
    </style:style>
    <style:style style:name="T68" style:family="text">
      <style:text-properties style:font-name="Verdana1" fo:font-size="10pt"/>
    </style:style>
    <style:style style:name="T69" style:family="text">
      <style:text-properties style:font-name="Verdana1" fo:font-size="10pt" style:font-size-asian="12pt"/>
    </style:style>
    <style:style style:name="T70" style:family="text">
      <style:text-properties style:font-name="Verdana1" fo:font-size="10pt" style:font-size-asian="12pt" style:font-name-complex="Plato Regular"/>
    </style:style>
    <style:style style:name="T71" style:family="text">
      <style:text-properties style:font-name="Verdana1" fo:font-size="10pt" officeooo:rsid="0005d663" style:font-size-asian="12pt"/>
    </style:style>
    <style:style style:name="T72" style:family="text">
      <style:text-properties style:font-name="Verdana1" fo:font-size="10pt" officeooo:rsid="001e0995" style:font-size-asian="12pt"/>
    </style:style>
    <style:style style:name="T73" style:family="text">
      <style:text-properties style:font-name="Verdana1" fo:font-size="10pt" style:text-underline-style="solid" style:text-underline-width="auto" style:text-underline-color="font-color" style:font-size-asian="12pt"/>
    </style:style>
    <style:style style:name="T74" style:family="text">
      <style:text-properties style:font-name="Verdana1" fo:font-size="10pt" officeooo:rsid="01aee8ee"/>
    </style:style>
    <style:style style:name="T75" style:family="text">
      <style:text-properties style:font-name="Verdana1" fo:font-size="12pt" style:font-size-asian="12pt"/>
    </style:style>
    <style:style style:name="T76" style:family="text">
      <style:text-properties style:font-name="Verdana1" fo:font-size="12pt" style:font-size-asian="12pt" style:font-name-complex="Plato Regular"/>
    </style:style>
    <style:style style:name="T77" style:family="text">
      <style:text-properties fo:color="#000000" style:font-name="Verdana1" fo:font-size="10pt"/>
    </style:style>
    <style:style style:name="T78" style:family="text">
      <style:text-properties fo:color="#000000" style:font-name="Verdana1" fo:font-size="10pt" fo:font-style="italic"/>
    </style:style>
    <style:style style:name="T79" style:family="text">
      <style:text-properties fo:color="#000000" style:font-name="Verdana1" fo:font-size="10pt" style:font-size-asian="12pt" style:font-size-complex="12pt"/>
    </style:style>
    <style:style style:name="T80" style:family="text">
      <style:text-properties fo:color="#000000" style:font-name="sans-serif" fo:font-size="9pt" style:font-size-asian="12pt"/>
    </style:style>
    <style:style style:name="T81" style:family="text">
      <style:text-properties fo:color="#000000" style:font-name="sans-serif" fo:font-size="9pt" style:font-size-asian="12pt" style:font-size-complex="12pt"/>
    </style:style>
    <style:style style:name="T82" style:family="text">
      <style:text-properties fo:color="#000000" style:font-name="serif" fo:font-size="14pt" fo:font-weight="bold"/>
    </style:style>
    <style:style style:name="T83" style:family="text">
      <style:text-properties fo:color="#000000" style:font-name="Times New Roman" fo:font-size="10.5pt" style:font-size-asian="12pt"/>
    </style:style>
    <style:style style:name="T84" style:family="text">
      <style:text-properties fo:color="#000000" style:font-name="Times New Roman" fo:font-size="10.5pt" officeooo:rsid="00207e54" style:font-size-asian="12pt"/>
    </style:style>
    <style:style style:name="T85" style:family="text">
      <style:text-properties fo:color="#0b0080" style:text-line-through-style="none" style:font-name="Verdana1" fo:font-size="10pt" style:text-underline-style="none" style:text-blinking="false" fo:background-color="#ffffff"/>
    </style:style>
    <style:style style:name="T86" style:family="text">
      <style:text-properties fo:color="#222222"/>
    </style:style>
    <style:style style:name="T87" style:family="text">
      <style:text-properties fo:color="#222222" style:font-name="Georgia\, serif" fo:font-size="10.5pt" officeooo:rsid="00207e54" style:font-size-asian="12pt"/>
    </style:style>
    <style:style style:name="T88" style:family="text">
      <style:text-properties fo:color="#663366" style:text-line-through-style="none" style:font-name="sans-serif" fo:font-size="9pt" style:text-underline-style="none" style:text-blinking="false" style:font-size-asian="12pt"/>
    </style:style>
    <style:style style:name="T89" style:family="text">
      <style:text-properties fo:color="#663366" style:text-line-through-style="none" style:font-name="sans-serif" fo:font-size="9pt" style:text-underline-style="none" style:text-blinking="false" style:font-size-asian="12pt" style:font-size-complex="12pt"/>
    </style:style>
    <style:style style:name="T90" style:family="text">
      <style:text-properties style:font-name="Calibri1" fo:font-size="11pt"/>
    </style:style>
    <style:style style:name="T91" style:family="text">
      <style:text-properties fo:color="#0000ff" style:font-name="Calibri1" fo:font-size="11pt" style:text-underline-style="solid" style:text-underline-width="auto" style:text-underline-color="font-color"/>
    </style:style>
    <style:style style:name="T92" style:family="text">
      <style:text-properties style:text-underline-style="solid" style:text-underline-width="auto" style:text-underline-color="font-color"/>
    </style:style>
    <style:style style:name="T93" style:family="text">
      <style:text-properties style:text-underline-style="solid" style:text-underline-width="auto" style:text-underline-color="font-color" style:font-size-asian="12pt"/>
    </style:style>
    <style:style style:name="T94" style:family="text">
      <style:text-properties style:font-size-asian="12pt"/>
    </style:style>
    <style:style style:name="T95" style:family="text">
      <style:text-properties officeooo:rsid="002000ee"/>
    </style:style>
    <style:style style:name="T96" style:family="text">
      <style:text-properties officeooo:rsid="00207e54"/>
    </style:style>
    <style:style style:name="T97" style:family="text">
      <style:text-properties officeooo:rsid="0022fb78"/>
    </style:style>
    <style:style style:name="T98" style:family="text">
      <style:text-properties officeooo:rsid="00241e41"/>
    </style:style>
    <style:style style:name="T99" style:family="text">
      <style:text-properties officeooo:rsid="0024c238"/>
    </style:style>
    <style:style style:name="T100" style:family="text">
      <style:text-properties officeooo:rsid="00264aae"/>
    </style:style>
    <style:style style:name="T101" style:family="text">
      <style:text-properties fo:font-size="10.5pt"/>
    </style:style>
    <style:style style:name="T102" style:family="text">
      <style:text-properties officeooo:rsid="002ae544"/>
    </style:style>
    <style:style style:name="T103" style:family="text">
      <style:text-properties style:font-name="serif" fo:font-size="27.75pt"/>
    </style:style>
    <style:style style:name="T104" style:family="text">
      <style:text-properties fo:font-size="27.75pt"/>
    </style:style>
    <style:style style:name="T105" style:family="text">
      <style:text-properties style:font-name="Verdana3" fo:font-size="10pt" style:font-size-asian="12pt" style:font-name-complex="Plato Regular"/>
    </style:style>
    <style:style style:name="T106" style:family="text">
      <style:text-properties style:font-name="Arial2" fo:font-size="10pt" style:font-size-asian="12pt"/>
    </style:style>
    <style:style style:name="T107" style:family="text">
      <style:text-properties style:font-name="Arial2" fo:font-size="10pt" fo:font-style="italic" style:font-size-asian="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Our approach references</text:p>
      <text:p text:style-name="P59"/>
      <text:p text:style-name="P59">Kramarski, Weisse, and Kolsher (2003)</text:p>
      <text:p text:style-name="P59">According to researchers at the university of Georgia, to build a theory of problem solving, a manager function must be incorporated in the system. Schoenfeld<text:span text:style-name="T51">5</text:span></text:p>
      <text:p text:style-name="P60">Paul and Elder</text:p>
      <text:p text:style-name="P61"><text:s/>That is, control processes and awareness of cognitive processes should develop concurrently with an understanding of mathematical concepts9lesteretal.</text:p>
      <text:p text:style-name="P57">Polya's landmark book “How to Solve It”</text:p>
      <text:p text:style-name="P57"/>
      <text:list xml:id="list5432513504512180326" text:style-name="L1">
        <text:list-item>
          <text:p text:style-name="P68">• Pose the whole task; facilitate students’ understanding of</text:p>
        </text:list-item>
        <text:list-item>
          <text:p text:style-name="P68">the problem. Provide the space and opportunity for students</text:p>
        </text:list-item>
        <text:list-item>
          <text:p text:style-name="P68">to explore the mathematics by “posing problems that</text:p>
        </text:list-item>
        <text:list-item>
          <text:p text:style-name="P68">are within students’ reach, allowing them to struggle to</text:p>
        </text:list-item>
        <text:list-item>
          <text:p text:style-name="P68">find solutions and then examining the methods they have</text:p>
        </text:list-item>
        <text:list-item>
          <text:p text:style-name="P68">used” (Hiebert and Wearne 2003, p. 6).</text:p>
        </text:list-item>
        <text:list-item>
          <text:p text:style-name="P68">• “Tasks must allow students to treat the situation as problematic,</text:p>
        </text:list-item>
        <text:list-item>
          <text:p text:style-name="P68">as something they need to think about rather than</text:p>
        </text:list-item>
        <text:list-item>
          <text:p text:style-name="P68">a prescription they need to follow. Secondly, what is problematic</text:p>
        </text:list-item>
        <text:list-item>
          <text:p text:style-name="P68">about the task should be the mathematics rather</text:p>
        </text:list-item>
        <text:list-item>
          <text:p text:style-name="P68">than other aspects of the situation. Finally, in order for students</text:p>
        </text:list-item>
        <text:list-item>
          <text:p text:style-name="P68">to work seriously on a task, it must offer students the</text:p>
        </text:list-item>
        <text:list-item>
          <text:p text:style-name="P68">chance to use skills and knowledge they already possess”</text:p>
        </text:list-item>
        <text:list-item>
          <text:p text:style-name="P68">(Hiebert, Carpenter, et al. 1997, p. 18).</text:p>
        </text:list-item>
        <text:list-item>
          <text:p text:style-name="P68">• A caveat: Do not remove the mathematical complexities</text:p>
        </text:list-item>
        <text:list-item>
          <text:p text:style-name="P68">of the problem. Do not break down the problem so that</text:p>
        </text:list-item>
        <text:list-item>
          <text:p text:style-name="P68">students will not have to struggle productively to generate</text:p>
        </text:list-item>
        <text:list-item>
          <text:p text:style-name="P68">understanding.</text:p>
        </text:list-item>
        <text:list-item>
          <text:p text:style-name="P72">Move 2</text:p>
        </text:list-item>
        <text:list-item>
          <text:p text:style-name="P77"><text:span text:style-name="T52">• Think Phase</text:span><text:span text:style-name="T54">: Allow time for students to explore the messiness</text:span></text:p>
        </text:list-item>
        <text:list-item>
          <text:p text:style-name="P68">of the problem, generate conjectures, and build understanding.</text:p>
        </text:list-item>
        <text:list-item>
          <text:p text:style-name="P68">This phase is akin to Pólya’s (1945) “devise a</text:p>
        </text:list-item>
        <text:list-item>
          <text:p text:style-name="P68">plan” and “carry out the plan” approach or Mason, Burton,</text:p>
        </text:list-item>
        <text:list-item>
          <text:p text:style-name="P77"><text:span text:style-name="T54">and Stacey’s (1985) notion of </text:span><text:span text:style-name="T52">attack</text:span><text:span text:style-name="T54">. Students are engaged</text:span></text:p>
        </text:list-item>
        <text:list-item>
          <text:p text:style-name="P68">in solving and resolving problems. The teacher should</text:p>
        </text:list-item>
        <text:list-item>
          <text:p text:style-name="P68">observe and take notes of students’ strategies, their difficulties,</text:p>
        </text:list-item>
        <text:list-item>
          <text:p text:style-name="P68">and what they are able to do. The idea is not to</text:p>
        </text:list-item>
        <text:list-item>
          <text:p text:style-name="P68">provide hints or feedback that remove the mathematical</text:p>
        </text:list-item>
        <text:list-item>
          <text:p text:style-name="P68">complexity, mathematical struggle, or the intended cognitive</text:p>
        </text:list-item>
        <text:list-item>
          <text:p text:style-name="P68">engagement (Stein at al. 2000; Garden et al. 2006).</text:p>
        </text:list-item>
        <text:list-item>
          <text:p text:style-name="P77"><text:span text:style-name="T52">• Share Phase</text:span><text:span text:style-name="T54">: The students make public their ideas, methods,</text:span></text:p>
        </text:list-item>
        <text:list-item>
          <text:p text:style-name="P77"><text:span text:style-name="T54">plans, and results. An alternative step is the </text:span><text:span text:style-name="T52">Think-</text:span></text:p>
        </text:list-item>
        <text:list-item>
          <text:p text:style-name="P77"><text:span text:style-name="T52">Pair-Share Phase</text:span><text:span text:style-name="T54">: The teaching move could also incorporate</text:span></text:p>
        </text:list-item>
        <text:list-item>
          <text:p text:style-name="P68">a micropublic stage of sharing in smaller groups before</text:p>
        </text:list-item>
        <text:list-item>
          <text:p text:style-name="P68">the whole-class share phase. As students share, the teacher</text:p>
        </text:list-item>
        <text:list-item>
          <text:p text:style-name="P68">should monitor the mathematical language and accuracy</text:p>
        </text:list-item>
        <text:list-item>
          <text:p text:style-name="P68">of the mathematics to help sequence the whole-class share</text:p>
        </text:list-item>
        <text:list-item>
          <text:p text:style-name="P68">phase. In the whole-class share phase, the teacher should</text:p>
        </text:list-item>
        <text:list-item>
          <text:p text:style-name="P68">consider sequencing students’ work, beginning with the</text:p>
        </text:list-item>
        <text:list-item>
          <text:p text:style-name="P68">intuitive-concrete approaches and strategies and moving to</text:p>
        </text:list-item>
        <text:list-item>
          <text:p text:style-name="P68">the more abstract approaches. The starting point matters,</text:p>
        </text:list-item>
        <text:list-item>
          <text:p text:style-name="P68">in the lens of the Equity Principle (NCTM 2000), because a</text:p>
        </text:list-item>
        <text:list-item>
          <text:p text:style-name="P68">starting point that allows all students to enter into the discussion</text:p>
        </text:list-item>
        <text:list-item>
          <text:p text:style-name="P68"><text:soft-page-break/>of the mathematics affords students better opportunities</text:p>
        </text:list-item>
        <text:list-item>
          <text:p text:style-name="P68">to engage with the mathematical learning and</text:p>
        </text:list-item>
        <text:list-item>
          <text:p text:style-name="P68">its progression. This notion of progressive formalization</text:p>
        </text:list-item>
        <text:list-item>
          <text:p text:style-name="P68">(Bransford, Brown, and Cocking 2000) is a most important</text:p>
        </text:list-item>
        <text:list-item>
          <text:p text:style-name="P68">component of TtPS. We call the aforementioned process an</text:p>
        </text:list-item>
        <text:list-item>
          <text:p text:style-name="P68">equitable practice that necessarily provides access, support,</text:p>
        </text:list-item>
        <text:list-item>
          <text:p text:style-name="P68">and enrichment all at once.</text:p>
        </text:list-item>
        <text:list-item>
          <text:p text:style-name="P72">Move 3</text:p>
        </text:list-item>
        <text:list-item>
          <text:p text:style-name="P68">• Students and the teacher discuss the mathematics through</text:p>
        </text:list-item>
        <text:list-item>
          <text:p text:style-name="P68">mathematical practices:</text:p>
        </text:list-item>
        <text:list-item>
          <text:p text:style-name="P77"><text:span text:style-name="T54">(</text:span><text:span text:style-name="T52">a</text:span><text:span text:style-name="T54">) Focus on concepts and skills</text:span></text:p>
        </text:list-item>
        <text:list-item>
          <text:p text:style-name="P77"><text:span text:style-name="T56"> </text:span><text:span text:style-name="T54">Focus on a big idea of the mathematics, make it explicit</text:span></text:p>
        </text:list-item>
        <text:list-item>
          <text:p text:style-name="P68">and public, and reason about and from it.</text:p>
        </text:list-item>
        <text:list-item>
          <text:p text:style-name="P77"><text:span text:style-name="T54">(</text:span><text:span text:style-name="T52">b</text:span><text:span text:style-name="T54">) Focus on methods</text:span></text:p>
        </text:list-item>
        <text:list-item>
          <text:p text:style-name="P77"><text:span text:style-name="T56"> </text:span><text:span text:style-name="T54">Examine increasingly better solution methods (Hiebert</text:span></text:p>
        </text:list-item>
        <text:list-item>
          <text:p text:style-name="P68">and Wearne 2003, pp. 5–6).</text:p>
        </text:list-item>
        <text:list-item>
          <text:p text:style-name="P77"><text:span text:style-name="T56"> </text:span><text:span text:style-name="T54">Progressively formalize the mathematics from students’</text:span></text:p>
        </text:list-item>
        <text:list-item>
          <text:p text:style-name="P68">concrete strategies to abstract strategies. If students do</text:p>
        </text:list-item>
        <text:list-item>
          <text:p text:style-name="P68">not discover a strategy of value that can bridge current</text:p>
        </text:list-item>
        <text:list-item>
          <text:p text:style-name="P68">knowledge and new learning, then the teacher has the</text:p>
        </text:list-item>
        <text:list-item>
          <text:p text:style-name="P68">right to introduce that strategy skillfully to move students</text:p>
        </text:list-item>
        <text:list-item>
          <text:p text:style-name="P68">forward.</text:p>
        </text:list-item>
        <text:list-item>
          <text:p text:style-name="P77"><text:span text:style-name="T56"> </text:span><text:span text:style-name="T54">The teacher should present alternative methods to</text:span></text:p>
        </text:list-item>
        <text:list-item>
          <text:p text:style-name="P68">resolve the mathematical problem or task—those that</text:p>
        </text:list-item>
        <text:list-item>
          <text:p text:style-name="P68">“have not been suggested by students” (Hiebert and</text:p>
        </text:list-item>
        <text:list-item>
          <text:p text:style-name="P68">Wearne 2003, p. 11)</text:p>
        </text:list-item>
        <text:list-item>
          <text:p text:style-name="P77"><text:span text:style-name="T56"> </text:span><text:span text:style-name="T54">Emphasize and label the efficient method as a capstone to</text:span></text:p>
        </text:list-item>
        <text:list-item>
          <text:p text:style-name="P68">exploration.</text:p>
        </text:list-item>
        <text:list-item>
          <text:p text:style-name="P73">Cos D. Fi and Katherine M. Degner</text:p>
        </text:list-item>
        <text:list-item>
          <text:p text:style-name="P74">APPENDIX: TEACHING MOVES FOR TtPS</text:p>
        </text:list-item>
      </text:list>
      <text:p text:style-name="P105"><text:span text:style-name="T57">Mathematics Teacher </text:span><text:span text:style-name="T58">| </text:span><text:span text:style-name="T57">Vol. 105, No. 6 • February 2012</text:span></text:p>
      <text:p text:style-name="P69">The use of tasks within pedagogies of sense making and</text:p>
      <text:p text:style-name="P69">problem solving can adhere to the following general teaching</text:p>
      <text:p text:style-name="P69">moves. The roles of the teacher and students are embedded in</text:p>
      <text:p text:style-name="P69">these moves.</text:p>
      <text:p text:style-name="P103">Move 1</text:p>
      <text:p text:style-name="P103"/>
      <text:p text:style-name="P75">Copyright © 2012 The National Council of Teachers of Mathematics, Inc. www.nctm.org. All rights reserved.</text:p>
      <text:p text:style-name="P75">This material may not be copied or distributed electronically or in any other format without written permission from NCTM.</text:p>
      <text:p text:style-name="P103"><text:span text:style-name="T59">Vol. 105, No. 6 • February 2012 </text:span><text:span text:style-name="T60">| </text:span><text:span text:style-name="T59">Mathematics Teacher</text:span></text:p>
      <text:p text:style-name="P103"><text:span text:style-name="T59"/></text:p>
      <text:p text:style-name="P78"><text:span text:style-name="T56"> </text:span><text:span text:style-name="T54">Help students focus on what is important mathematically</text:span></text:p>
      <text:p text:style-name="P69">(i.e., what is the mathematical residue? See Hiebert, Carpenter,</text:p>
      <text:p text:style-name="P69">et al. 1997). Focus on structure: What are the big</text:p>
      <text:p text:style-name="P69">containers into which these ruminations can be housed?</text:p>
      <text:p text:style-name="P78"><text:span text:style-name="T54">(</text:span><text:span text:style-name="T52">c</text:span><text:span text:style-name="T54">) Highlight essential mathematical ideas (might require</text:span></text:p>
      <text:p text:style-name="P69">heavy teacher involvement through questioning and strategic</text:p>
      <text:p text:style-name="P69">telling)</text:p>
      <text:p text:style-name="P78"><text:span text:style-name="T54">(</text:span><text:span text:style-name="T52">d</text:span><text:span text:style-name="T54">) Build skill fluency (or symbolic intuition, as Clemens has</text:span></text:p>
      <text:p text:style-name="P78"><text:span text:style-name="T54">specified [2008]) and conceptual understanding. </text:span><text:span text:style-name="T52">Symbolic</text:span></text:p>
      <text:p text:style-name="P78"><text:span text:style-name="T52">intuition </text:span><text:span text:style-name="T54">can be defined as knowledge of procedures, how</text:span></text:p>
      <text:p text:style-name="P69">to use the procedures, and using the procedures efficiently.</text:p>
      <text:p text:style-name="P69">An example of symbolic intuition could be the ability to</text:p>
      <text:p text:style-name="P69">effectively use mathematical induction in a proving task</text:p>
      <text:p text:style-name="P69">when it is needed; knowing about induction is not enough,</text:p>
      <text:p text:style-name="P69">and the ability to effectively use induction is actually cognitively</text:p>
      <text:p text:style-name="P69"><text:soft-page-break/>and mathematically complex.</text:p>
      <text:p text:style-name="P103"><text:span text:style-name="T59"/></text:p>
      <text:p text:style-name="P78"><text:span text:style-name="T54">ocus on using mistakes to unpack difficulties, misconceptions,</text:span></text:p>
      <text:p text:style-name="P69">and reasoning. Support interactivity that encourages</text:p>
      <text:p text:style-name="P69">students to step out of their comfort zones in the knowledge</text:p>
      <text:p text:style-name="P69">that making mistakes and learning from such mistakes</text:p>
      <text:p text:style-name="P69">are parts of the learning process (Shulman 2005).</text:p>
      <text:p text:style-name="P78"><text:span text:style-name="T54">(</text:span><text:span text:style-name="T52">b</text:span><text:span text:style-name="T54">) Focus on facilitating accountability (Shulman 2005).</text:span></text:p>
      <text:p text:style-name="P103"><text:span text:style-name="T61">(</text:span><text:span text:style-name="T62">c</text:span><text:span text:style-name="T61">) Focus on reason, not on people or personalities.</text:span></text:p>
      <text:p text:style-name="P103"><text:span text:style-name="T61"/></text:p>
      <text:p text:style-name="P70">Bransford, John D., Ann L. Brown, and Rodney R. Cocking, eds.</text:p>
      <text:p text:style-name="P78"><text:span text:style-name="T55">2000. </text:span><text:span text:style-name="T53">How People Learn: Brain, Mind, Experience, and School.</text:span></text:p>
      <text:p text:style-name="P70">Washington, DC: National Academy Press.</text:p>
      <text:p text:style-name="P70">Clemens, Herb. 2008. Personal communication, November 20,</text:p>
      <text:p text:style-name="P70">2008.</text:p>
      <text:p text:style-name="P70">Garden, Robert A., Svein Lie, David F. Robitaille, Carl Angell,</text:p>
      <text:p text:style-name="P70">Michael O. Martin, Ina V.S. Mullis, Pierre Foy, and Alka</text:p>
      <text:p text:style-name="P78"><text:span text:style-name="T55">Arora. 2006. </text:span><text:span text:style-name="T53">TIMSS Advanced Assessment Framework</text:span><text:span text:style-name="T55">. Boston:</text:span></text:p>
      <text:p text:style-name="P70">TIMSS and PIRLS International Study Center.</text:p>
      <text:p text:style-name="P70">Hiebert, James, Thomas P. Carpenter, Elizabeth Fennema, Karen</text:p>
      <text:p text:style-name="P70">C. Fuson, Diana Wearne, Hanlie Murray, Alwyn Olivier, and</text:p>
      <text:p text:style-name="P78"><text:span text:style-name="T55">Piet Human. 1997. </text:span><text:span text:style-name="T53">Making Sense: Teaching and Learning Mathematics</text:span></text:p>
      <text:p text:style-name="P78"><text:span text:style-name="T53">with Understanding</text:span><text:span text:style-name="T55">. Portsmouth, NH: Heinemann.</text:span></text:p>
      <text:p text:style-name="P70">Hiebert, James, Ronald Gallimore, Helen Garnier, Karen B. Givvin,</text:p>
      <text:p text:style-name="P70">Hilary Hollingsworth, Jennifer Jacobs, Angel M. Chui,</text:p>
      <text:p text:style-name="P70">Diana Wearne, Margaret Smith, Nicole Kersting, Alfred Manaster,</text:p>
      <text:p text:style-name="P70">Ellen Tseng, Wallace Etterbeek, Carl Manaster, Patrick</text:p>
      <text:p text:style-name="P78"><text:span text:style-name="T55">Gonzales, and James Stigler. 2003. </text:span><text:span text:style-name="T53">Teaching Mathematics in</text:span></text:p>
      <text:p text:style-name="P78"><text:span text:style-name="T53">Seven Countries: Results from the TIMSS Video Study</text:span><text:span text:style-name="T55">. Washington,</text:span></text:p>
      <text:p text:style-name="P70">DC: U.S. Department of Education, National Center for</text:p>
      <text:p text:style-name="P70">Education Statistics.</text:p>
      <text:p text:style-name="P70">Hiebert, James, and Douglas A. Grouws. 2007. “The Effects of</text:p>
      <text:p text:style-name="P70">Classroom Mathematics Teaching on Students’ Learning.”</text:p>
      <text:p text:style-name="P78"><text:span text:style-name="T55">In </text:span><text:span text:style-name="T53">Second Handbook of Research on Mathematics Teaching and</text:span></text:p>
      <text:p text:style-name="P78"><text:span text:style-name="T53">Learning, </text:span><text:span text:style-name="T55">edited by Frank K. Lester, pp. 371–404. Reston, VA:</text:span></text:p>
      <text:p text:style-name="P70">National Council of Teachers of Mathematics.</text:p>
      <text:p text:style-name="P70">Hiebert, James, and Diana Wearne. 2003. “Developing Understanding</text:p>
      <text:p text:style-name="P78"><text:span text:style-name="T55">through Problem Solving.” In </text:span><text:span text:style-name="T53">Teaching Mathematics</text:span></text:p>
      <text:p text:style-name="P78"><text:span text:style-name="T53">through Problem Solving: Grades 6–12</text:span><text:span text:style-name="T55">, edited by Harold L.</text:span></text:p>
      <text:p text:style-name="P78"><text:span text:style-name="T55">Schoen and Randall I. Charles, pp. 3–12</text:span><text:span text:style-name="T53">. </text:span><text:span text:style-name="T55">Reston, VA: National</text:span></text:p>
      <text:p text:style-name="P70">Council of Teachers of Mathematics.</text:p>
      <text:p text:style-name="P78"><text:span text:style-name="T55">Mason, John, Leone Burton, and Kaye Stacey. 1985. </text:span><text:span text:style-name="T53">Thinking</text:span></text:p>
      <text:p text:style-name="P78"><text:span text:style-name="T53">Mathematically. </text:span><text:span text:style-name="T55">Wokingham, UK: Addison Wesley.</text:span></text:p>
      <text:p text:style-name="P70">National Council of Teachers of Mathematics (NCTM). 2000.</text:p>
      <text:p text:style-name="P78"><text:span text:style-name="T53">Principles and Standards for School Mathematics</text:span><text:span text:style-name="T55">. Reston, VA:</text:span></text:p>
      <text:p text:style-name="P70">NCTM.</text:p>
      <text:p text:style-name="P78"><text:span text:style-name="T55">Pólya, George. 1945. </text:span><text:span text:style-name="T53">How to Solve It</text:span><text:span text:style-name="T55">: </text:span><text:span text:style-name="T53">A New Aspect of Mathematical</text:span></text:p>
      <text:p text:style-name="P78"><text:span text:style-name="T53">Method</text:span><text:span text:style-name="T55">. Princeton, NJ: Princeton University Press.</text:span></text:p>
      <text:p text:style-name="P78"><text:span text:style-name="T55">Shulman, Lee. 2005. </text:span><text:span text:style-name="T53">The Signature Pedagogies of the Professions of</text:span></text:p>
      <text:p text:style-name="P76">Law, Medicine, Engineering, and the Clergy: Potential Lessons for</text:p>
      <text:p text:style-name="P78"><text:span text:style-name="T53">the Education of Teachers</text:span><text:span text:style-name="T55">. http://hub.mspnet.org/index</text:span></text:p>
      <text:p text:style-name="P70">.cfm/11172.</text:p>
      <text:p text:style-name="P70">Stein, Mary K., Margaret S. Smith, Marjorie A. Henningsen, and</text:p>
      <text:p text:style-name="P78"><text:span text:style-name="T55">Edward A. Silver. 2000. </text:span><text:span text:style-name="T53">Implementing Standards-Based Mathematics</text:span></text:p>
      <text:p text:style-name="P78"><text:span text:style-name="T53">Instruction: A Casebook for Professional Development</text:span><text:span text:style-name="T55">.</text:span></text:p>
      <text:p text:style-name="P71">New York: Teachers College Press.</text:p>
      <text:p text:style-name="P104"><text:span text:style-name="T61"/></text:p>
      <text:p text:style-name="P62">References</text:p>
      <text:p text:style-name="P80"><text:span text:style-name="T44"><text:tab/>Abel, J. &amp; Abel, F. (1988). Writing in the mathematics classroom. </text:span><text:span text:style-name="T49">The Clearing <text:s/></text:span></text:p>
      <text:p text:style-name="P80"><text:span text:style-name="T49">House, 62</text:span><text:span text:style-name="T44">, 155-158.</text:span></text:p>
      <text:p text:style-name="P84"><text:span text:style-name="T44"><text:tab/></text:span><text:span text:style-name="T41">Achieve, Inc. Closing the Expectations Gap: An Annual 50-State Progress Report on the Alignment of High School Policies with the Demands of College and Career, 2008 </text:span><text:a xlink:type="simple" xlink:href="http://www.achieve.org/files/50-state-2008-final02-25-08.pdf"><text:span text:style-name="T41">http://www.achieve.org/files/50-state-2008-final02-25-08.pdf</text:span></text:a></text:p>
      <text:p text:style-name="P16">American Association of State Colleges and Universities A Higher Education Policy Brief • August 2008</text:p>
      <text:p text:style-name="P12"><text:span text:style-name="T44"/></text:p>
      <text:p text:style-name="P84"><text:span text:style-name="T44"><text:tab/>Anbanithi, M. (1993). Training mathematical reasoning: Direct explanation versus </text:span><text:span text:style-name="T69">Arcavi, A. (2003). The role of visual representations in the learning of mathematics.  Educational Studies in Mathematics, 52, 215-241.</text:span></text:p>
      <text:p text:style-name="P1">Arcavi, A. (2003). The role of visual representations in the learning of mathematics. <text:s/>Educational Studies in Mathematics, 52, 215-241. </text:p>
      <text:p text:style-name="P52"><text:span text:style-name="T41"><text:tab/>Association for the Study of Higher Education/Lumina Foundation for Education. “Ending College Remediation: Consequences for Access and Opportunity,” ASHE/ Lumina Policy Briefs and Critical Essays No. 2, 2007. <text:s/></text:span><text:a xlink:type="simple" xlink:href="http://www.elps.hs.iastate.edu/ASHE-Lumina/document/Parker%20Brief-Web.pdf"><text:span text:style-name="T41">http://www.elps.hs.iastate.edu/ASHE-Lumina/document/Parker%20Brief-Web.pdf</text:span></text:a></text:p>
      <text:p text:style-name="P15"/>
      <text:p text:style-name="P40">Astin, A. (1977). Four critical years. San Francisco: Jossey-Bass</text:p>
      <text:p text:style-name="P40"><text:s/>Boylan, H. (1988). The historical roots of developmental education. Part III. Review of Research in Developmental Education, 5 (3).</text:p>
      <text:p text:style-name="P40">Boylan, H. (1992, November). What we know about what we do and what we do about</text:p>
      <text:p text:style-name="P40">what we know. Keynote address at the National Conference on Research in Developmental</text:p>
      <text:p text:style-name="P40">Education. Charlotte, NC.</text:p>
      <text:p text:style-name="P40"/>
      <text:p text:style-name="P42">Boylan, H. (1988). The historical roots of developmental education. Part III. Review of</text:p>
      <text:p text:style-name="P42">Research in Developmental Education, 5 (3).</text:p>
      <text:p text:style-name="P42">Boylan, H. (1992, November). What we know about what we do and what we do about</text:p>
      <text:p text:style-name="P42">what we know. Keynote address at the National Conference on Research in Developmental</text:p>
      <text:p text:style-name="P42"><text:soft-page-break/>Education. Charlotte, NC.</text:p>
      <text:p text:style-name="P42"/>
      <text:p text:style-name="P42">Boylan, H., Bonham, B., &amp; Bliss, L. (1992). The impact of developmental programs.</text:p>
      <text:p text:style-name="P42">Research in Developmental Education, 9 (5).</text:p>
      <text:p text:style-name="P42">Brier, E. (1984). Bridging the academic preparation gap: A historical view. Journal of</text:p>
      <text:p text:style-name="P42">Developmental Education, 8 (1), 2-5.</text:p>
      <text:p text:style-name="P40"/>
      <text:p text:style-name="P40">Boylan, H., Bonham, B., &amp; Bliss, L. (1992). The impact of developmental programs.</text:p>
      <text:p text:style-name="P40">Research in Developmental Education, 9 (5).</text:p>
      <text:p text:style-name="P40"/>
      <text:p text:style-name="P40"/>
      <text:p text:style-name="P42"><text:span text:style-name="T90">By improving students' academic </text:span><text:span text:style-name="T91">http://www.umkc.edu/cad/nade/nadedocs/hbcase95.htm</text:span><text:span text:style-name="T90"> (4 of 9) [11/11/01 3:59:27 PM]Making the Case for Developmental Education, Hunter R. Boylanskills,</text:span></text:p>
      <text:p text:style-name="P40"/>
      <text:p text:style-name="P18">BROWNELL, <text:span text:style-name="T102">W </text:span><text:s/><text:span text:style-name="T102">(1935) P</text:span>SYCHOLOGICAL CONSIDERATIONS IN THE</text:p>
      <text:p text:style-name="P7">LEARNING AND THE TEACHING OF ARITHMETIC <text:span text:style-name="T102">National Council of Teachers of Mathematics</text:span>ACHERS OF MATHEMATICS</text:p>
      <text:p text:style-name="P7">La</text:p>
      <text:p text:style-name="P7">THE TENTH YEARBOOK</text:p>
      <text:p text:style-name="P7">THE TEACHING OF ARITHMETIC</text:p>
      <text:p text:style-name="P7"><text:span text:style-name="T102">Teachers </text:span>College, Columbia <text:span text:style-name="T102">University</text:span></text:p>
      <text:p text:style-name="P7">NEW YORK CITY</text:p>
      <text:p text:style-name="P7">193<text:span text:style-name="T102">5</text:span></text:p>
      <text:p text:style-name="P108"/>
      <text:p text:style-name="P54"/>
      <text:p text:style-name="P40"/>
      <text:p text:style-name="P40">Brier, E. (1984). Bridging the academic preparation gap: A historical view. Journal of</text:p>
      <text:p text:style-name="P40">Developmental Education, 8 (1), 2-5.</text:p>
      <text:p text:style-name="P40"/>
      <text:p text:style-name="P40">Carnegie Commission for the Advancement of Higher Education. (1980). Three thousand</text:p>
      <text:p text:style-name="P40">futures. San Francisco: Jossey-Bass.</text:p>
      <text:p text:style-name="P40"/>
      <text:p text:style-name="P40"><text:soft-page-break/>Chickering, A. (1969). Education and identity. San Francisco: Jossey-Bass.</text:p>
      <text:p text:style-name="P40"/>
      <text:p text:style-name="P40">College enrollment by age. (1994, September 1). Chronicle of Higher Education, p. 15.</text:p>
      <text:p text:style-name="P40">Cross, P. (1976). Accent on learning. San Francisco: Jossey-Bass.</text:p>
      <text:p text:style-name="P40">Erickson, E. (1968). Identity: Youth, and crisis. New York: W.W. Norton.</text:p>
      <text:p text:style-name="P40"/>
      <text:p text:style-name="P36"><text:span text:style-name="T44"/></text:p>
      <text:p text:style-name="P81"><text:span text:style-name="T44">Beckman, C. (1989). Effect of computer graphics use on student understanding of calculus concepts. </text:span><text:span text:style-name="T49">Dissertation Abstracts International, 50B</text:span><text:span text:style-name="T44">.</text:span></text:p>
      <text:p text:style-name="P80"><text:span text:style-name="T44"><text:tab/>Blais, D. (1988). Constructivsim: A theoretical revolution for algebra. </text:span><text:span text:style-name="T49">Mathematics Teacher, 81</text:span><text:span text:style-name="T44">, 624-631.</text:span></text:p>
      <text:p text:style-name="P44"><text:tab/>Blinco, P. (1991) “Task Persi<text:span text:style-name="T67">stance</text:span> in Japanese Elementary Schools” Windows on Japenese Education (New Your; Greenwood Press.</text:p>
      <text:p text:style-name="P106"><text:span text:style-name="Emphasis"><text:span text:style-name="T36">Edward brooks (1831- 1912) in Philosophy of Arithmetic- A methods book for eldemtary teachers.</text:span></text:span></text:p>
      <text:p text:style-name="P39"><text:span text:style-name="T31"><text:tab/>Boylan, H. R. (2002). What works: Research-based best practices in developmental</text:span></text:p>
      <text:p text:style-name="P30">education. Boone, NC: Appalachian State University.</text:p>
      <text:p text:style-name="P30"/>
      <text:p text:style-name="P80"><text:span text:style-name="T44">Britton, J. (1975). </text:span><text:span text:style-name="T49">The development of writing abilities.</text:span><text:span text:style-name="T44"> London: Macmillan.</text:span></text:p>
      <text:p text:style-name="P100"><text:span text:style-name="T44"><text:tab/></text:span><text:span text:style-name="T32">Bridgeland, J. M, Dilulio, J.J., &amp; Morrison, K. B. (2006). The silent epidemic: Perspectives of</text:span></text:p>
      <text:p text:style-name="P33">high school dropouts. Civic Enterprises: Washington.</text:p>
      <text:h text:style-name="P67" text:outline-level="2"><text:span text:style-name="Strong_20_Emphasis">The development of children's number ideas in the primary grades</text:span> <text:line-break/>by William A. Brownell. </text:h>
      <text:h text:style-name="Heading_20_4" text:outline-level="4">Published <text:span text:style-name="Strong_20_Emphasis">1928</text:span> by <text:a xlink:type="simple" xlink:href="https://openlibrary.org/publishers/The_University_of_Chicago">The University of Chicago</text:a> in <text:a xlink:type="simple" xlink:href="https://openlibrary.org/search/subjects?q=Chicago,%20Ill">Chicago, Ill</text:a> . <text:line-break/>Written in <text:a xlink:type="simple" xlink:href="https://openlibrary.org/languages/eng">English</text:a>. </text:h>
      <text:p text:style-name="P33"/>
      <text:p text:style-name="P82"><text:span text:style-name="T32"><text:tab/></text:span><text:span text:style-name="T44">Brownell, W. A. (1935). Psychological consideration in the learning and the teaching of arithmetic. </text:span><text:span text:style-name="T49">The Teaching of Arithmetic, Tenth Yearbook of the National Council of Teachers of Mathematics,</text:span><text:span text:style-name="T44"> Bureau of Publications, Teachers College, Columbia University, New York, 1-31.</text:span></text:p>
      <text:p text:style-name="P80"><text:soft-page-break/><text:span text:style-name="T44"/></text:p>
      <text:p text:style-name="P80"><text:span text:style-name="T44"/></text:p>
      <text:p text:style-name="P4"><text:span text:style-name="T48">Brownell, W.</text:span><text:span text:style-name="T44"> and Chazal, Charlotte B. "The Effects of Premature Drill </text:span></text:p>
      <text:p text:style-name="Preformatted_20_Text"/>
      <text:p text:style-name="Preformatted_20_Text">in Third-Grade Arithmetic," Journal of Educational Research, XXIX </text:p>
      <text:p text:style-name="P5">(September, 1935), 17-28.</text:p>
      <text:p text:style-name="P90"><text:span text:style-name="T44"><text:tab/></text:span></text:p>
      <text:p text:style-name="P90"><text:span text:style-name="T44"/></text:p>
      <text:p text:style-name="P90"><text:span text:style-name="T44">Bruner, J. (1960). </text:span><text:span text:style-name="T49">The process of education.</text:span><text:span text:style-name="T44"> Cambridge, MA: Harvard University Press.</text:span></text:p>
      <text:p text:style-name="P80"><text:span text:style-name="T44"><text:tab/>Brown, J. S., Collins, A. &amp; Duguid, P. (1989). Situated cognition and the culture of learning. </text:span><text:span text:style-name="T49">Educational Researcher, 18</text:span><text:span text:style-name="T44">, 32-42.</text:span></text:p>
      <text:p text:style-name="P80"><text:span text:style-name="T44"><text:tab/>Browning, C. (1989). Characterizing levels of understanding for functions and their graphs. </text:span><text:span text:style-name="T49">Dissertation Abstracts International, 49</text:span><text:span text:style-name="T44">, 2957A.</text:span></text:p>
      <text:p text:style-name="P42">Carnegie Commission for the Advancement of Higher Education. (1980). Three thousand</text:p>
      <text:p text:style-name="P6">futures. San Francisco: Jossey-Bass.</text:p>
      <text:p text:style-name="P1"/>
      <text:p text:style-name="P1"><text:s/>Cawley, J., Parmar, R., Foley, T. E., Salmon, S., &amp; Roy, S. (2001). Arithmetic performance of students: Implications for standards and programming. <text:s/>Exceptional Children, 67, 311–328. </text:p>
      <text:p text:style-name="P3"><text:span text:style-name="T35"/></text:p>
      <text:p text:style-name="P30">Chandler,E. M. (1974). Student development through a learning assistance support system. The</text:p>
      <text:p text:style-name="P30">MSU Orient, (9: 4), 1-5 http://www.pvc.maricopa.edu/~7Elsche/resources/articles/chandler74.htm</text:p>
      <text:p text:style-name="P30"/>
      <text:p text:style-name="P30">Christ, F. L.(1971). Systems for learning assistance: Learner, learning facilitators, and learning</text:p>
      <text:p text:style-name="P30">centers. In F. L. Christ (Ed.), Interdisciplinary aspects of reading instruction. . Fourth</text:p>
      <text:p text:style-name="P30">Annual Proceedings of the Western College Reading Association, Los Angeles, 32-41.</text:p>
      <text:p text:style-name="P30"><text:soft-page-break/>http://www.pvc.maricopa.edu/~lsche/resources/articles/lass.htm</text:p>
      <text:p text:style-name="P30"/>
      <text:p text:style-name="P30"><text:tab/>College and Research Libraries, Board of Directors (1982, January/February)&gt; Guidelines for</text:p>
      <text:p text:style-name="P30">two-year college learning resources programs. Revised June 30, 1981. C&amp; RL News.</text:p>
      <text:p text:style-name="P42">College enrollment by age. (1994, September 1). Chronicle of Higher Education, p. 15.</text:p>
      <text:p text:style-name="P42"/>
      <text:p text:style-name="P42"><text:span text:style-name="T15"/></text:p>
      <text:p text:style-name="P53"><text:span text:style-name="T15"><text:tab/></text:span><text:a xlink:type="simple" xlink:href="http://www.corestandards.org/public-license">Common Core State Standards Initiative | Public License</text:a><text:span text:style-name="T6">. Corestandards.org. Retrieved on 2013-07-19</text:span><text:span text:style-name="T41"> </text:span></text:p>
      <text:p text:style-name="P34">http://www.corestandards.org/assets/CCSSI_Mathematics_Appendix_A.pdf</text:p>
      <text:p text:style-name="P31"><text:span text:style-name="T44"/></text:p>
      <text:p text:style-name="P32"><text:a xlink:type="simple" xlink:href="http://www.corestandards.org/public-license"><text:span text:style-name="T88">Common Core State Standards Initiative | Public License</text:span></text:a><text:span text:style-name="T80">. Corestandards.org. Retrieved on 2013-07-</text:span><text:span text:style-name="T44">http://www.corestandards.org/assets/CCSSI_Mathematics_Appendix_A.pdf</text:span></text:p>
      <text:p text:style-name="P32"><text:span text:style-name="T44">Cross, P. (1976). Accent on learning. San Francisco: Jossey-Bass.</text:span></text:p>
      <text:p text:style-name="P31"><text:span text:style-name="T44"><text:tab/>Currey, J. W. (1980). Creating functional learning resources centers. In K. Mikan (Ed.),</text:span></text:p>
      <text:p text:style-name="P80"><text:span text:style-name="T44"><text:tab/>Carpenter, T., Fennema, E., Peterson, P., Chiang, C., &amp; Loef, M. (1989). Using children’s mathematics thinking in classroom teaching: An experimental study. </text:span><text:span text:style-name="T49">American Educational Research Journal, 26,</text:span><text:span text:style-name="T44"> 499-531.</text:span></text:p>
      <text:p text:style-name="P81"><text:span text:style-name="T44"><text:tab/></text:span><text:span text:style-name="T69">Cawley, J., Parmar, R., Foley, T. E., Salmon, S., &amp; Roy, S. (2001). Arithmetic performance of students: Implications for standards and programming. Exceptional Children, 67, 311–328.</text:span><text:span text:style-name="T44">constructivist learning. </text:span><text:span text:style-name="T49">Dissertation Abstracts International, 53/11</text:span><text:span text:style-name="T44">, 3834..</text:span></text:p>
      <text:p text:style-name="P65"><text:span text:style-name="T87"><text:tab/></text:span><text:span text:style-name="T84">Chappel, B. (2013). </text:span><text:span text:style-name="T83">U.S. Students Slide In Global Ranking On Math, Reading, Science </text:span><text:span text:style-name="T40">NPR the two way –</text:span><text:span text:style-name="T43">T</text:span><text:span text:style-name="T40">he breaking news NPR </text:span></text:p>
      <text:p text:style-name="P65"><text:span text:style-name="T44"/></text:p>
      <text:p text:style-name="P81"><text:span text:style-name="T44"><text:tab/>Choi, J. (1995). The effects of contextualization and complexity of situation on mathematics problem-solving and attitudes. </text:span><text:span text:style-name="T49">Dissertation Abstracts International, 56-10A</text:span><text:span text:style-name="T44">, <text:s/>3884.</text:span></text:p>
      <text:p text:style-name="P80"><text:span text:style-name="T44"><text:tab/>Cobb P. (1989).Experimental, cognitive, and anthropological perspectives in mathematics education. </text:span><text:span text:style-name="T49">For the Learning of Mathematics, 9</text:span><text:span text:style-name="T44">, 30-42.</text:span></text:p>
      <text:p text:style-name="P80"><text:span text:style-name="T44"><text:tab/>Cobb,P., Yackel, E., &amp; Wood, T. (1992). <text:s/>A constructivist alternative to the representational view </text:span><text:soft-page-break/><text:span text:style-name="T44">of mind in mathematics education. </text:span><text:span text:style-name="T49">Journal for Research in Mathematics Education. 23,</text:span><text:span text:style-name="T44"> 2-33.</text:span></text:p>
      <text:p text:style-name="P80"><text:span text:style-name="T44"><text:tab/>Cobb, P. (1995). The relevance of Practice: A response to Orton. </text:span><text:span text:style-name="T49">Journal for Research in Mathematics Education, 26, </text:span><text:span text:style-name="T44">230-253.</text:span></text:p>
      <text:p text:style-name="P80"><text:span text:style-name="T44"><text:tab/>Collins, A. (1991, September). The role of computer technology in restructuring schools. </text:span><text:span text:style-name="T49">Phi Delta Kappan,</text:span><text:span text:style-name="T44"> 28-36. </text:span></text:p>
      <text:p text:style-name="P80"><text:span text:style-name="T44"><text:tab/>Conference Board for Mathematical Sciences (1983). The mathematical sciences curriculum K-12: What is still fundamental and what is not.</text:span><text:span text:style-name="T49"> In educating Americans for the 21</text:span><text:span text:style-name="T63">st</text:span><text:span text:style-name="T49"> century.: Source materials,</text:span><text:span text:style-name="T44"> Washington, DC.: National Science Foundation, 1-23.</text:span></text:p>
      <text:p text:style-name="P92"><text:span text:style-name="T44"><text:tab/></text:span><text:span text:style-name="T64">Connolly, Paul. (1989). Writing and ecology of learning. In P. Connolly &amp; T.</text:span></text:p>
      <text:p text:style-name="P92"><text:span text:style-name="T64">Vilardi (Eds.), </text:span><text:span text:style-name="T65">Writing to Learn Mathematics and Science.</text:span><text:span text:style-name="T64"> (pp. 56-69). New York: Teachers College Press.</text:span></text:p>
      <text:p text:style-name="P79"><text:span text:style-name="T44"><text:tab/>Crocker, D. (1991). Development of the concept of derivative in a calculus class using the computer algebra system Mathematical. Proceedings The Fourth Annual International Conference of Technology in Collegiate Mathematics: </text:span><text:span text:style-name="T49">Conference Abstracts</text:span><text:span text:style-name="T44">. University of Portland.</text:span></text:p>
      <text:p text:style-name="P80"><text:span text:style-name="T44"><text:tab/>Dewey (1973). </text:span><text:span text:style-name="T49">The need for a recovery of philosophy</text:span><text:span text:style-name="T44">. Chicago University of Chicago Press.</text:span></text:p>
      <text:p text:style-name="P80"><text:span text:style-name="T44"><text:tab/></text:span><text:span text:style-name="T69">Dewey, J. (1933). How to Think: A restatement of the relation of reflective thinking of the educative process. Boston: Heath.</text:span><text:span text:style-name="T44">Dienes, Z. (1977).On the understanding and use of mathematics. </text:span><text:span text:style-name="T49"><text:s/>Literary Discussion, 8,</text:span><text:span text:style-name="T44"> 101-120.</text:span></text:p>
      <text:p text:style-name="P22">Dewey, J. (1933). How to Think: A restatement of the relation of reflective thinking of the educative process. Boston: Heath.</text:p>
      <text:p text:style-name="P29"><text:span text:style-name="T44"/></text:p>
      <text:p text:style-name="P94"><text:span text:style-name="T44"><text:tab/></text:span><text:span text:style-name="T32">Diploma to nowhere (2008). Strong American Schools: Washington. Wayne J. Urban and Jennings L. Wagoner Jr., American Education: A History, 3rded. (Boston: McGraw-Hill, 2004), p. 171. </text:span><text:soft-page-break/><text:span text:style-name="T32">- See more at: http://www.downsizinggovernment.org/education/k-12-education-subsidies#sthash.8RmGUXLj.dpuf</text:span></text:p>
      <text:p text:style-name="P41"/>
      <text:p text:style-name="P41">Dodge, L. &amp; Kendall, M. E. (2004). Learning communities. College Teaching, 52, 150-155.</text:p>
      <text:p text:style-name="P41">http://www.ivytech.edu/about/news-stories/achievingthedream070809.html</text:p>
      <text:p text:style-name="P94"><text:span text:style-name="T44"/></text:p>
      <text:p text:style-name="P94"><text:span text:style-name="T44">Dossey, J., Mullis, I., Lindquist, M, &amp; Chambers, D. (1988). The mathematics report card: Are we measuring up? Trends and achievement based on the 1986 National </text:span><text:span text:style-name="T69">Assessment. Princeton, NJ: Educational Testing Service</text:span><text:span text:style-name="T44"><text:tab/></text:span><text:span text:style-name="T64">Douglas, Ronald G., (Ed.). (1986). </text:span><text:span text:style-name="T65">Toward a lean and lively calculus</text:span><text:span text:style-name="T64">. <text:s/>MAA Notes, No. 6. Washington, DC: Mathematical Association of America.</text:span></text:p>
      <text:p text:style-name="P22"/>
      <text:p text:style-name="P48"><text:tab/>Dossey, J., Mullis, I., Lindquist, M, &amp; Chambers, D. (1988). The mathematics report</text:p>
      <text:p text:style-name="P48">card: Are we measuring up? Trends and achievement based on the 1986 National</text:p>
      <text:p text:style-name="P22">Assessment. Princeton, NJ: Educational Testing Service</text:p>
      <text:p text:style-name="P26"/>
      <text:p text:style-name="P80"><text:span text:style-name="T44"><text:tab/>Dubinsky, E. (1991) Reflective abstraction. In D. Tall (Ed.), </text:span><text:span text:style-name="T49">Advanced Mathematical Thinking</text:span><text:span text:style-name="T44">. Boston: Kluser Academic publishers, 101-123.</text:span></text:p>
      <text:p text:style-name="P45"><text:span text:style-name="T41"><text:tab/>Education Commission of the States. State Policies on Community College Remedial Education: Findings from a National Survey, 2002. </text:span><text:a xlink:type="simple" xlink:href="http://ecs.org/clearinghouse/40/81/4081.pdf"><text:span text:style-name="T41">http://ecs.org/clearinghouse/40/81/4081.pdf</text:span></text:a></text:p>
      <text:p text:style-name="P80"><text:span text:style-name="T44"><text:tab/>Emig, J. (1977). Writing: an act of cognition, in C.W. Griffin (ed.), </text:span><text:span text:style-name="T49">New Direction for Teaching and Learning: Teaching Writing in All Disciplines, </text:span><text:span text:style-name="T44">Jossey-Bass, San Francisco,15 -26.</text:span></text:p>
      <text:p text:style-name="P37"><text:span text:style-name="T15">Erickson, E. (1968). Identity: Youth, and crisis. New York: W.W. Norton.</text:span></text:p>
      <text:p text:style-name="P80"><text:span text:style-name="T44"><text:tab/>Ferrini-Mundy, J., &amp; Graham, K (1991). </text:span><text:span text:style-name="T49">Research in calculus learning. Understanding of limits, derivatives, and integrals.</text:span><text:span text:style-name="T44"> Paper presented at the Joint Mathematics Meetings, Special <text:s/>Session on Research in Undergraduate Mathematics Education, San Francisco.</text:span></text:p>
      <text:p text:style-name="P80"><text:soft-page-break/><text:span text:style-name="T44"><text:tab/>Fischbein, E. (1990). Introduction. In P. Nesher &amp; kilpatrick <text:s/>(Eds.), </text:span><text:span text:style-name="T49">Mathematics and Cognition: A research synthesis by the International Group for the Psychology of Mathematics Education.</text:span><text:span text:style-name="T44"> Cambridge: Cambridge University Press, 1-13.</text:span></text:p>
      <text:p text:style-name="P80"><text:span text:style-name="T44"><text:tab/></text:span><text:span text:style-name="T69">Florida Department of Education (2010). Classroom cognitive and meta-cognitive strategies for teachers:Research-based strategies for problem-solving in mathematics K-12. Bureau of Exceptional Education and Student Services, Florida Department of Eduction. Tallahassee, Fl.</text:span></text:p>
      <text:p text:style-name="P10"><text:span text:style-name="T10"><text:tab/></text:span><text:span text:style-name="T74">Florida Office of Program Policy Analysis &amp; Government Accountability (2007). Half of College Students Needing emediation Drop Out; Remediation Completers Do <text:s/>Almost as Well as Other Students. 2007 http://www.oppaga.state.fl.us/reports/pdf/0731rpt.pdf</text:span></text:p>
      <text:p text:style-name="P13"><text:span text:style-name="T1">Florida Office of Program Policy Analysis &amp; Government Accountability. Half of College Students Needing emediation Drop Out; Remediation Completers Do <text:s/>Almost as Well as Other Students. 2007</text:span></text:p>
      <text:p text:style-name="P84"><text:span text:style-name="T41"><text:s/></text:span><text:a xlink:type="simple" xlink:href="http://www.oppaga.state.fl.us/reports/pdf/0731rpt.pdf"><text:span text:style-name="T41">http://www.oppaga.state.fl.us/reports/pdf/0731rpt.pdf</text:span></text:a></text:p>
      <text:p text:style-name="P37"><text:span text:style-name="T41">Florida College System2013 Annual Report 1</text:span><text:a xlink:type="simple" xlink:href="http://www.corestandards.org/resources/frequently-asked-questions"><text:span text:style-name="T89">"Frequently Asked Questions"</text:span></text:a><text:span text:style-name="T81">. Common Core State Standards Initiative. Retrieved December 4, 2013.</text:span></text:p>
      <text:p text:style-name="P37"><text:span text:style-name="T81"/></text:p>
      <text:p text:style-name="P84"><text:span text:style-name="T44"><text:tab/>Frid, S. (1994). Three approaches to undergraduate calculus instruction: Their nature and potential impact on students’ language use and sources on conviction. In Ed Dubinsky, Alan Schoenfeld, &amp; Jim Kaput (eds.), </text:span><text:span text:style-name="T49">Research in Collegiate Mathematics Education.</text:span><text:span text:style-name="T44"> </text:span><text:span text:style-name="T49">1</text:span><text:span text:style-name="T44">, Conference Board of the Mathematical Sciences. American Mathematical Society.</text:span></text:p>
      <text:p text:style-name="P80"><text:span text:style-name="T44"><text:tab/>Fulwiler, T. (1982). Writing: An act of cognition, in C. W. Griffin (ed.), </text:span><text:span text:style-name="T49">New Direction for Teaching and Learning: Teaching Writing in All Disciplines,</text:span><text:span text:style-name="T44"> Jossey-Bass, San Francisco, 15-26.</text:span></text:p>
      <text:p text:style-name="P21">Garfloa, J. &amp; Lester, F. K. (1985). Metacognition, cognitive monitoring, and mathematical performance. Journal for Research in Mathematics Education, 16, 163-176/</text:p>
      <text:p text:style-name="P44"><text:span text:style-name="T68"/></text:p>
      <text:p text:style-name="P22">Garfloa, J. &amp; Lester, F. K. (1985). Metacognition, cognitive monitoring, and mathematical performance. Journal for Research in Mathematics Education, 16, 163-176/</text:p>
      <text:p text:style-name="P93"><text:span text:style-name="T64"/></text:p>
      <text:p text:style-name="P92"><text:span text:style-name="T64"><text:tab/>Goldenburg, P.E. (1988). Mathematical metaphors, and human <text:s/>factors: mathematical, </text:span><text:soft-page-break/><text:span text:style-name="T64">technical, and pedagogical representations of function. <text:s/></text:span><text:span text:style-name="T65">Journal of Mathematical Behavior, 7,</text:span><text:span text:style-name="T64"> 135-169.</text:span></text:p>
      <text:p text:style-name="P88"><text:span text:style-name="T44"><text:tab/></text:span><text:span text:style-name="T21">Gonzalez, S. (2012) </text:span><text:span text:style-name="T20">State Impact Florida: 13th Grade: Why More Florida Students Than Ever Struggle With Math. </text:span><text:a xlink:type="simple" xlink:href="http://www.wusf.usf.edu/">WUSF</text:a><text:span text:style-name="T22"> </text:span><text:span text:style-name="T20">Public Media and </text:span><text:a xlink:type="simple" xlink:href="http://www.wlrn.org/"><text:span text:style-name="T22">WLRN</text:span></text:a><text:span text:style-name="T20">Public Media.</text:span></text:p>
      <text:p text:style-name="P88"><text:span text:style-name="T20"><text:tab/></text:span><text:span text:style-name="T44">Heid, M. K. (1988). Resequencing skills and concepts in applied calculus using the computer as a tool. </text:span><text:span text:style-name="T49">Journal for Research in Mathematics Education, 19</text:span><text:span text:style-name="T44">, 3-25.</text:span></text:p>
      <text:p text:style-name="P95"><text:tab/>Hiebert J., &amp; Carpenter, T. P. (1992). Learning an teaching with understanding.</text:p>
      <text:p text:style-name="P80"><text:span text:style-name="T44">In D. A. Grouws (Ed.), </text:span><text:span text:style-name="T49">Handbook of research on mathematics teaching and learning</text:span><text:span text:style-name="T44"> (pp. 65-97). Reston, VA: National Council of Teachers of Mathematics; New York: Macmillan.</text:span></text:p>
      <text:p text:style-name="P88"><text:span text:style-name="T15">Erickson, E. (1968). Identity: Youth, and crisis. New York: W.W. Norton.</text:span><text:span text:style-name="T44"><text:tab/></text:span></text:p>
      <text:p text:style-name="P88"><text:span text:style-name="T44">Hinsley, D.A., Hayes, J.R., &amp; Simon, H.A. From words to equations: meaning and representation in algebra word problems. In M. Just &amp; P. Carpenter (Eds.), </text:span><text:span text:style-name="T69">Cognitive processes in comprehension (pp. 89-106). Hillsdale, NJ: Erlbaum.</text:span></text:p>
      <text:p text:style-name="P38"><text:span text:style-name="T15"/></text:p>
      <text:p text:style-name="P81"><text:span text:style-name="T64"><text:tab/>Hinsley, D.A., Hayes, J.R., &amp; Simon, H.A. From words to equations: meaning and representation in algebra word problems. In M. Just &amp; P. Carpenter (Eds.), Cognitive processes in comprehension (pp. 89-106). Hillsdale, NJ: Erlbaum.<text:tab/></text:span></text:p>
      <text:p text:style-name="P43"><text:tab/>Higher Education Extension Service. (1992). The academic performance of college</text:p>
      <text:p text:style-name="P38"><text:span text:style-name="T64">students. New York: Teacher's College, Columbia University</text:span></text:p>
      <text:p text:style-name="P87"><text:span text:style-name="T44"><text:tab/></text:span><text:span text:style-name="T45">H</text:span><text:span text:style-name="T44">odgkinson, H. (1993). Southern crossroads: A demographic look at the southeast.</text:span></text:p>
      <text:p text:style-name="P42">Tallahassee, FL: Southeastern Regional Vision for Education.</text:p>
      <text:p text:style-name="P87"><text:span text:style-name="T44"/></text:p>
      <text:p text:style-name="P91"><text:span text:style-name="T106">Jackson, C., &amp; Leffingwell, R. (1999). The role of instructors in creating math anxiety in students from </text:span><text:soft-page-break/><text:span text:style-name="T106">kindergarten through college. </text:span><text:span text:style-name="T107">Mathematics Teacher, 92(7),</text:span><text:span text:style-name="T106"> 583-587.  (ERIC Document Reproduction Service No. ED 431 628)</text:span><text:span text:style-name="T44"> <text:tab/></text:span></text:p>
      <text:p text:style-name="P91"><text:span text:style-name="T44"/></text:p>
      <text:p text:style-name="P91"><text:span text:style-name="T44">Johnson, J. (1992). Using Symbolic calculators to facilitate constructivist learning in mathematics of finance. </text:span><text:span text:style-name="T49">Dissertation Abstracts International, 53-02</text:span><text:span text:style-name="T44">, 434.</text:span></text:p>
      <text:p text:style-name="P80"><text:span text:style-name="T44"><text:tab/>Judson, P. (1990). Using computer algebra systems in mathematics courses. </text:span><text:span text:style-name="T49">Journal of Mathematical Behavior, 9</text:span><text:span text:style-name="T44">, 153-158.</text:span></text:p>
      <text:p text:style-name="P41"><text:tab/>Karwin, T. J. (1973). Flying a learning center: Design and costs of an off-campus space for</text:p>
      <text:p text:style-name="P41">learning. Berkeley: The Carnegie Commission on Higher Education.</text:p>
      <text:p text:style-name="P41"/>
      <text:p text:style-name="P42">Keimig, R. T. (1983). Raising academic standards: A guide to learning improvement.</text:p>
      <text:p text:style-name="P42">(ASHE/ERIC Research Report)<text:tab/></text:p>
      <text:p text:style-name="P42">Kirst, M. W. &amp; Venezie, A. (2004). The case for improving connections between K-12 schools</text:p>
      <text:p text:style-name="P41">and colleges. In R. Kazi, J. Vargas &amp; N. Hoffman, (Eds.), Double the numbers: Increasing postsecondary credentials for underrepresented youth. Harvard Education Press: Cambridge.</text:p>
      <text:p text:style-name="P86"><text:span text:style-name="T44"><text:tab/></text:span></text:p>
      <text:p text:style-name="P80"><text:span text:style-name="T44"><text:tab/>Kilpatrick J. (1992). A history of Research in mathematics education. In D. A. Grouws (Ed.), </text:span><text:span text:style-name="T49">Handbook of research on mathematics teaching and learning</text:span><text:span text:style-name="T44"> (pp. 3-23). Reston, VA: National Council of Teachers of <text:s/>Mathematics; New York: Macmillan.</text:span></text:p>
      <text:p text:style-name="P93"><text:span text:style-name="T44"><text:tab/></text:span><text:span text:style-name="T75">Kramarski, B.&amp; Mevarech, Z. (2003). Enhancing mathematical reasoning in the classroom: effects of cooperative learning and metacognitiive training. American Educational Research Journal. 40(1), 281-310</text:span><text:span text:style-name="T64">Knoblauch, C. D. &amp; Brannon, L. (1983). Writing as learning through the</text:span><text:span text:style-name="T66"> <text:s text:c="3"/></text:span><text:span text:style-name="T64">curriculum, </text:span><text:span text:style-name="T65">College English, 45,</text:span><text:span text:style-name="T64"> 465-74.</text:span></text:p>
      <text:p text:style-name="P41"><text:span text:style-name="T44"/></text:p>
      <text:p text:style-name="P2"><text:span text:style-name="T44"/></text:p>
      <text:p text:style-name="P86"><text:soft-page-break/><text:span text:style-name="T44">Lampert, M. (1986). Knowing, doing, and teaching multiplication. </text:span><text:span text:style-name="T50">Cognition and Instruction, </text:span><text:span text:style-name="T44">3(4), 305-342. </text:span></text:p>
      <text:p text:style-name="P86"><text:span text:style-name="T44">Lampert, M. (1990). When the problem is not the and the solution is not the answer.: Mathematical knowing and teaching. </text:span><text:span text:style-name="T49">American Education Research Journal, 27</text:span><text:span text:style-name="T44">, 29-63.</text:span></text:p>
      <text:p text:style-name="P80"><text:span text:style-name="T44"><text:tab/></text:span></text:p>
      <text:p text:style-name="P80"><text:span text:style-name="T70"><text:tab/>Lesh, R. (1981). Applied mathematical problem solving. Educational Studies in Mathematics, 12(20, 235-265.</text:span></text:p>
      <text:p text:style-name="P49"><text:tab/>Lester, F., Garofalo, J., &amp; Kroll, D. (1989). The role of metacognition in mathematical problem solving: A study of two grade seven classes. Final report to the National Science Foundation of NSF project MDR 85-50346</text:p>
      <text:p text:style-name="P23"><text:span text:style-name="T70"/></text:p>
      <text:p text:style-name="P80"><text:span text:style-name="T44"><text:tab/>Luchins, A. S. (1942). Mechanization in problem solving. </text:span><text:span text:style-name="T49">Psychological Monographs, 546,</text:span><text:span text:style-name="T44"> 54. </text:span></text:p>
      <text:p text:style-name="P81"><text:span text:style-name="T44"><text:tab/></text:span><text:span text:style-name="T69">Lucas, C.A., Goerss, B.L. (2007). Using a post-graphic organizer in the mathematics classroom. Journal of Reading Education, 32(2), 26-30.</text:span><text:span text:style-name="T44">Mathematical Sciences Education Board and <text:tab/>Marwine, A. (1989). Reflections on the uses of informal writing. In P. Connolly</text:span></text:p>
      <text:p text:style-name="P80"><text:span text:style-name="T44">&amp; T. Vilardi (Eds.), </text:span><text:span text:style-name="T49">Writing to learn mathematics and science </text:span><text:span text:style-name="T44">(pp. 56-69). New York: teachers College Press.</text:span></text:p>
      <text:p text:style-name="P92"><text:span text:style-name="T44"><text:tab/></text:span><text:span text:style-name="T64">Mayher, J. S., Lester, N. B., &amp; Pradl, G. M. (1983). </text:span><text:span text:style-name="T65">Learning to Write/Writing to Learn.</text:span><text:span text:style-name="T64"> Boynton/Cook Publishers, Inc., Upper Montclair, NJ.</text:span></text:p>
      <text:p text:style-name="P80"><text:span text:style-name="T44"><text:tab/>Melin-Conjeros, J. (1992). The effect of using a computer algebra system in a mathematics laboratory on the achievement and attitude of calculus students. </text:span><text:span text:style-name="T49">Dissertation Abstracts International, 53</text:span><text:span text:style-name="T44">, 2283A.</text:span></text:p>
      <text:p text:style-name="P95"><text:tab/>Mett, C. L. (1989). Writing in mathematics: Evidence of learning through</text:p>
      <text:p text:style-name="P80"><text:span text:style-name="T44">writing. </text:span><text:span text:style-name="T49">The Clearing House</text:span><text:span text:style-name="T44">, 62, 292-293.</text:span></text:p>
      <text:p text:style-name="P11"><text:span text:style-name="T44"><text:tab/>Minnesota State Colleges and Universities and the <text:s/>University of Minnesota </text:span><text:span text:style-name="T98">(2008)</text:span><text:span text:style-name="T44">. Getting </text:span><text:soft-page-break/><text:span text:style-name="T44">Prepared: A 2008 Report on Recent High School Graduates Who Took Developmental/Remedial Courses, 2008 http://www.mnscu.edu/media/publications/pdf/gettingprepared08.pd</text:span></text:p>
      <text:p text:style-name="P80"><text:span text:style-name="T44"><text:tab/>Monk, S. (1992).</text:span><text:span text:style-name="T49"> A framework for describing student understanding of functions</text:span><text:span text:style-name="T44">. Paper presented at the annual meeting of the American Educational Research Association, San Francisco.</text:span></text:p>
      <text:p text:style-name="P22"><text:tab/>Montague, M. (2003). Solve it: A mathematical problem-solving instructional program.  Reston, VA: Exceptional Innovations.</text:p>
      <text:p text:style-name="P27"><text:span text:style-name="T44"><text:tab/></text:span><text:span text:style-name="T46">Moranto, R. and McShane, M (2012). </text:span><text:span text:style-name="T44">President Obama and Education Reform: The Personal and the Political (Education Policy), </text:span><text:span text:style-name="T47">Palgrave Macmillan, <text:s/>, NY.</text:span><text:span text:style-name="T44"> </text:span></text:p>
      <text:p text:style-name="P50"><text:span text:style-name="T44"/></text:p>
      <text:p text:style-name="P27"><text:span text:style-name="T44"><text:tab/>National Achieve, Inc. Closing the Expectations Gap: An Annual 50-State Progress Report on the Alignment of High School Policies with the Demands of College and Career, 2008 </text:span><text:a xlink:type="simple" xlink:href="http://www.achieve.org/files/50-state-2008-"><text:span text:style-name="T44">http://www.achieve.org/files/50-state-2008-</text:span></text:a><text:span text:style-name="T44"> final02-25-08.pdf</text:span></text:p>
      <text:p text:style-name="P41"/>
      <text:p text:style-name="P41"><text:span text:style-name="T100">National Association for Developmental Education (2014). </text:span>The role of learning assistance programs. Research and teaching in developmental education. <text:span text:style-name="T44">5(2), pp. 25-38. http:// www.nade.net/.../<text:tab/></text:span></text:p>
      <text:p text:style-name="P86"><text:span text:style-name="T44"/></text:p>
      <text:p text:style-name="P86"><text:span text:style-name="T44">Nahrgang, C.L. &amp; Peterson, B.T.(1986). Using writing to learn mathematics. </text:span><text:span text:style-name="T49">Mathematics Teacher, 79</text:span><text:span text:style-name="T44">, 461-465.</text:span></text:p>
      <text:p text:style-name="P16"><text:tab/>National Achieve, Inc. Closing the Expectations Gap: An Annual 50-State Progress Report on the Alignment of High School Policies with the Demands of College and Career, 2008<text:tab/> http://www.achieve.org/files/50-state-2008-final02-25-08.pdf</text:p>
      <text:p text:style-name="P41"><text:tab/>NCAT. (2010). http://www.thencat.org/.</text:p>
      <text:p text:style-name="P41"/>
      <text:p text:style-name="P17"><text:tab/>NCLCA. (2010). http://www.eiu.edu/~lrnasst/nclca/.<text:tab/></text:p>
      <text:p text:style-name="P17">National Center for Education Statistics. Remedial Education at Degree-Granting Postsecondary Institutions <text:s/>in Fall 2000, 2003. <text:s/>http://nces.ed.gov/pubs2004/2004010.pdf</text:p>
      <text:p text:style-name="P13"><text:span text:style-name="T98"><text:tab/>National Center for Educational Statistics (2004). </text:span>The Condition of Education. See “Remediation and <text:s/>Degree Completion” athttp://nces.ed.gov/programs/coe/2004/pdf/18_2004.pdf and “Remedial Coursetaking” at http://nces.ed.gov/programs/coe/2004/pdf/31_2004.pdf</text:p>
      <text:p text:style-name="P13"/>
      <text:p text:style-name="P13"><text:span text:style-name="T98"><text:tab/>National Center for Educational Statistics (2008). </text:span>Trends Among High School Seniors: 1972–2004, 2008. http://nces.ed.gov/pubs2008/2008320.pdf</text:p>
      <text:p text:style-name="P11"><text:soft-page-break/></text:p>
      <text:p text:style-name="P95"/>
      <text:p text:style-name="P95"><text:tab/>National Council of Teachers of Mathematics (1989). <text:span text:style-name="T92">Curriculum and evaluation standards for school mathematics.</text:span> Reston, V.A.: NCTM.</text:p>
      <text:p text:style-name="P80"><text:span text:style-name="T44"><text:tab/>National Council of Teachers of Mathematics (1991). </text:span><text:span text:style-name="T49">Professional standards for teaching mathematics.</text:span><text:span text:style-name="T44"> Reston, V.A.: NCTM. Norman, A. F. &amp; Pritchard, M. K. (1994). Cognitive obstacles to the learning of calculus: a Kruketskiian perspective. In J. Kaput and E. Dubinsky (Eds.). </text:span><text:span text:style-name="T49">Research Issues in Undergraduate Mathematics Learning: preliminary Analyses and Results.</text:span><text:span text:style-name="T44"> The Mathematical Association of <text:s/>America. Notes Number 33.(pp 65-74). </text:span></text:p>
      <text:p text:style-name="P22"><text:tab/>National Council of Supervisors of Mathematics. (1978). Position paper on basic mathematical skills.. Mathematics Teacher, 71(2), 147-52.How we think: A restatement of the relation of reflective think to the educative process. Boston: Heath</text:p>
      <text:p text:style-name="P22"><text:tab/>National Library of Virtual Math Manipulative. Retrieved from the Web. <text:a xlink:type="simple" xlink:href="http://nlvm.usu.edu/en/nav/vlibrary.html">http://nlvm.usu.edu/en/nav/vlibrary.html</text:a></text:p>
      <text:p text:style-name="P16"><text:span text:style-name="T13"><text:tab/>National Commission on Excellence in Education, "A Nation at Risk," April 1983, pp. 114–55, </text:span><text:a xlink:type="simple" xlink:href="http://www.ed.gov/pubs/natatrisk/index">www.ed.gov/pubs/natatrisk/index</text:a><text:span text:style-name="T13">.</text:span></text:p>
      <text:p text:style-name="P16"><text:span text:style-name="T13">National Education Association, "NEA's Story: Answering the Call," February 2006, www.nea.org/aboutnea/neastory.html. </text:span></text:p>
      <text:p text:style-name="P25"><text:span text:style-name="T14"/></text:p>
      <text:p text:style-name="P39"><text:span text:style-name="T31"/></text:p>
      <text:p text:style-name="P30"><text:tab/>National Education Association <text:span text:style-name="T96">(2006).</text:span> "NEA's Story: Answering the Call," February 2006, www.nea.org/aboutnea/neastory.html. </text:p>
      <text:p text:style-name="P83"><text:span text:style-name="T44"><text:tab/>National Research Council, (1989). </text:span><text:span text:style-name="T49">Everybody Counts: A report to the nation on the future of mathematics education.</text:span><text:span text:style-name="T44"> Washington, DC: National Academy press.</text:span></text:p>
      <text:p text:style-name="P96"><text:span text:style-name="T77"/></text:p>
      <text:p text:style-name="P29"><text:span text:style-name="T77">Nosich, Gerald M. (2009, 2005, 2001) </text:span><text:span text:style-name="T78">Learning to Think Things Through: A Guide to Critical Thinking Across the Curriculum</text:span><text:span text:style-name="T77">. Published by </text:span><text:a xlink:type="simple" xlink:href="http://en.wikipedia.org/wiki/Prentice_Hall"><text:span text:style-name="T85">Pearson Prentice Hall</text:span></text:a><text:span text:style-name="T77">. 3rd edition, pp. 33–38.</text:span></text:p>
      <text:p text:style-name="P81"><text:span text:style-name="T44"/></text:p>
      <text:p text:style-name="P80"><text:span text:style-name="T44"><text:tab/>Nussbaum, J. Novick, S. (1982). Alternative Frameworks, Conceptual conflict and accommodation: Toward a principled teaching strategy. </text:span><text:span text:style-name="T49">Instructional Science,11,</text:span><text:span text:style-name="T44"> 183-200.</text:span></text:p>
      <text:p text:style-name="P9"><text:soft-page-break/><text:span text:style-name="T11"><text:tab/>The </text:span><text:span text:style-name="T12">Florida </text:span><text:span text:style-name="T11">Office of Program Policy Analysis and Government Accountability</text:span> <text:span text:style-name="T97">(2006). </text:span>Steps Can Be Taken to Reduce Remediation Rates; 78 <text:s/>percent of Community College Students, 10 percent of <text:s/>University Students Need Remediation, 2006.</text:p>
      <text:p text:style-name="P51"><text:span text:style-name="T41"><text:s/></text:span><text:a xlink:type="simple" xlink:href="http://www.oppaga.state.fl.us/reports/pdf/0640rpt.pdf"><text:span text:style-name="T41">http://www.oppaga.state.fl.us/reports/pdf/0640rpt.pdf</text:span></text:a></text:p>
      <text:p text:style-name="P8"/>
      <text:p text:style-name="P21">Paul, R. &amp; Elder, L. (2001). Critical Thinking: Tools for Taking Charge of Your Learning and Your Life. Upper Saddle River, N.J: Prentice Hall</text:p>
      <text:p text:style-name="P21">Paul, R. &amp; Elder, L. (2003). The Miniature Guide to Critical Thinking: Concepts and Tools. The Foundation for Critical Thinking. Dillon Beach, CA.</text:p>
      <text:p text:style-name="P29"><text:span text:style-name="T68">Paul, R. &amp; Elder, L. (2001). Critical Thinking: Tools for Taking Charge of Your Learning and Your Life. Upper Saddle River, N.J: Prentice Hall</text:span></text:p>
      <text:p text:style-name="P22"><text:tab/>Paul, R. &amp; Elder, L. (2007). How to Study and Learn a Discipline. Dillon Beach, CA: Foundations for Critical Thinking Press.</text:p>
      <text:p text:style-name="P22"><text:tab/>Paul, R. &amp; Elder, L. (2007). How to Improve Student Learning: 30 Practical Ideas. Dillon Beach, CA: Foundations for Critical Thinking Press.</text:p>
      <text:p text:style-name="P22"/>
      <text:p text:style-name="P9"><text:span text:style-name="T2">Paul, R. &amp; Elder, L. (20</text:span><text:span text:style-name="T3">10</text:span><text:span text:style-name="T2">). </text:span><text:span text:style-name="T3">The Thinkers Guide to Analytic Thinking: How to Take Thinking Apart and What to Look for When You Do</text:span><text:span text:style-name="T4">. Dillon Beach, CA: Foundations for Critical Thinking Press.</text:span><text:span text:style-name="T2"> </text:span><text:span text:style-name="T5"><text:s/></text:span></text:p>
      <text:p text:style-name="P9"><text:span text:style-name="T2">Paul, R., </text:span><text:span text:style-name="T3">Niewoehner, R.,</text:span><text:span text:style-name="T2"> &amp; Elder, L. (200</text:span><text:span text:style-name="T4">7</text:span><text:span text:style-name="T2">). </text:span><text:span text:style-name="T3">The Thinkers Guide to Engineering Reasoning</text:span><text:span text:style-name="T4">. Dillon Beach, CA: Foundations for Critical Thinking Press.</text:span><text:span text:style-name="T2"> </text:span></text:p>
      <text:p text:style-name="P9"/>
      <text:p text:style-name="P8"/>
      <text:p text:style-name="P22"/>
      <text:p text:style-name="P22"/>
      <text:p text:style-name="P22"/>
      <text:p text:style-name="P22"/>
      <text:p text:style-name="P97"><text:span text:style-name="T68"><text:tab/>Schoenfeld, A.H. (1987). Cognitive science and mathematics education. Hillsdale, N.J: Lawrence Erlbaum Associates.</text:span><text:tab/></text:p>
      <text:p text:style-name="P95"><text:tab/>Pearce, D. &amp; Davidson, D. M. (1988). Teacher use of writing in junior high</text:p>
      <text:p text:style-name="P80"><text:span text:style-name="T44">mathematics classrooms. </text:span><text:span text:style-name="T49">School Science and Mathematics</text:span><text:span text:style-name="T44">, 88, 6-15.</text:span></text:p>
      <text:p text:style-name="P80"><text:span text:style-name="T44"><text:tab/>Piaget, <text:s/>J. &amp; Inhelder (1967). </text:span><text:span text:style-name="T49">The child’s conception of space.</text:span><text:span text:style-name="T44"> New York: W. W. <text:s/>Norton.</text:span></text:p>
      <text:p text:style-name="P80"><text:span text:style-name="T44"><text:tab/>Piaget (1970). </text:span><text:span text:style-name="T49">Structuralism.</text:span><text:span text:style-name="T44"> New York: Basic Books.</text:span></text:p>
      <text:p text:style-name="P80"><text:span text:style-name="T44"><text:tab/>Piaget, J. (1980). </text:span><text:span text:style-name="T49">Experiments in contradiction</text:span><text:span text:style-name="T44">. Chicago: University of Chicago Press.</text:span></text:p>
      <text:p text:style-name="P80"><text:span text:style-name="T44"><text:tab/>Piaget, J <text:s/>(1978). </text:span><text:span text:style-name="T49">The equilibration of cognitive structures</text:span><text:span text:style-name="T44">. Chicago: University of <text:s text:c="7"/>Chicago Press.</text:span></text:p>
      <text:p text:style-name="P81"><text:span text:style-name="T69"><text:tab/>Polya, G. (1973). </text:span><text:span text:style-name="T71">H</text:span><text:span text:style-name="T69">ow to solve it. Princeton University Press.</text:span></text:p>
      <text:p text:style-name="P80"><text:soft-page-break/><text:span text:style-name="T44"><text:tab/>Powell, A. &amp; Lopez, . (1989). Writing as a vehicle to learn mathematics: A case study. In P. Connolly &amp; T. Vilardi (Eds.), </text:span><text:span text:style-name="T49">Writing to learn mathematics and science</text:span><text:span text:style-name="T44"> (pp. 56-69). New York: teachers College Press.</text:span></text:p>
      <text:p text:style-name="P80"><text:span text:style-name="T44"><text:tab/>Porzio, D. (1994). The effects of differing technological approaches to calculus on students’ use and understanding of multiple representations. </text:span><text:span text:style-name="T49">Dissertation Abstracts International, 61/55.</text:span><text:span text:style-name="T44"> p.1087.</text:span></text:p>
      <text:p text:style-name="P65"><text:span text:style-name="T28">Ronald Reagan, Executive Order 12612, October 26,1987 </text:span><text:a xlink:type="simple" xlink:href="http://www.reagan.utexas.edu/archives/speeches/1987/102687d.ht"><text:span text:style-name="T37">www.reagan.utexas.edu/archives/speeches/1987/102687d.ht</text:span></text:a></text:p>
      <text:p text:style-name="P65"><text:span text:style-name="T37"/></text:p>
      <text:p text:style-name="P91"><text:span text:style-name="T70"><text:tab/></text:span><text:span text:style-name="T105">Putnam, R. T., Lampert, M., &amp; Peterson, P. L. (1990). Alternative perspectives on knowing mathematics in elementary schools. In C. B. Cazden (Ed.), Review of Research In Education (pp. 57-150). Washington, D. C.: American Educational Research Association.</text:span><text:span text:style-name="T70"> </text:span></text:p>
      <text:p text:style-name="P91"><text:span text:style-name="T70"><text:tab/>Reimer, W. &amp; Reimer, L (2005). Historical connections in mathematics volume III: resources for using history of mathematics in the classroom. AIMS Educational Foundation.</text:span><text:span text:style-name="T76"><text:tab/></text:span></text:p>
      <text:p text:style-name="P89"><text:span text:style-name="T44">Resnick, L. </text:span><text:span text:style-name="T47">(1987). </text:span><text:span text:style-name="T44">The 1987 Presidential Address: Learning in School and out. </text:span><text:span text:style-name="Citation"><text:span text:style-name="T86">Educational Researcher</text:span></text:span><text:span text:style-name="T86">, v16 n9 p13-20 Dec 1987</text:span></text:p>
      <text:p text:style-name="P89"><text:span text:style-name="T44"><text:tab/></text:span></text:p>
      <text:p text:style-name="P89"><text:span text:style-name="T44">Rose, B. (1989). <text:s/>Using expressive writing to support the learning of mathematics. </text:span><text:span text:style-name="T49">Dissertation Abstracts International. 50/04</text:span><text:span text:style-name="T44">, p. 867.</text:span></text:p>
      <text:p text:style-name="P80"><text:span text:style-name="T44"><text:tab/>Rosenblum, V. (1992). Mathematical Discourse in grades two and three: Effect on reasoning ability, self-esteem, computation, and creativity. </text:span><text:span text:style-name="T49">Dissertation Abstracts International; DAI, 5304A</text:span><text:span text:style-name="T44">, 1047.<text:tab/></text:span></text:p>
      <text:p text:style-name="P16"><text:tab/><text:span text:style-name="T99">Russell, A (2013) </text:span>Enhancing College Student Success Through Developmental Education.</text:p>
      <text:p text:style-name="P16">Senior State Policy Consultant National Center for Developmental Education Website 2013.</text:p>
      <text:p text:style-name="P12"><text:span text:style-name="T44"/></text:p>
      <text:p text:style-name="P85"><text:span text:style-name="T44"><text:tab/></text:span><text:span text:style-name="T6">Pritchett, Bailey.</text:span><text:a xlink:type="simple" xlink:href="http://news.heartland.org/newspaper-article/2013/07/22/common-core-testing-costs-increase-georgia-withdraws"><text:span text:style-name="T16">"Common Core Testing Costs Increase; Georgia Withdraws"</text:span></text:a><text:span text:style-name="T6">. Heartland Foundation. Retrieved February 3, 2014.</text:span></text:p>
      <text:p text:style-name="P85"><text:soft-page-break/></text:p>
      <text:p text:style-name="P85"><text:span text:style-name="T44">Saxe, G. (1988). Candy selling and math learning. </text:span><text:span text:style-name="T49">Educational Researcher, 17</text:span><text:span text:style-name="T44">, 14 -21.</text:span></text:p>
      <text:p text:style-name="P86"><text:span text:style-name="T44"><text:tab/></text:span><text:span text:style-name="T41">Program of International Student Assessment </text:span><text:span text:style-name="T42">(2014) w</text:span><text:span text:style-name="T41">ebsite</text:span><text:span text:style-name="T29"> </text:span><text:a xlink:type="simple" xlink:href="http://www.oecd.org/pisa/keyfindings/pisa-2012-results.htm"><text:span text:style-name="T41">http://www.oecd.org/pisa/keyfindings/pisa-2012-results.htm</text:span></text:a><text:span text:style-name="T41"> <text:s/></text:span></text:p>
      <text:p text:style-name="P86"><text:span text:style-name="T41"><text:tab/>Sharpe, A. D. (1978). Essentials for an effective learning environment. In J. D. Terry &amp; R. W.</text:span></text:p>
      <text:p text:style-name="P86"><text:span text:style-name="T41">Holes (eds.), The administration of learning resources centers (pp. 128-139). Washington: University Press of America.</text:span><text:span text:style-name="T44">Schoenfeld, Alan H. (1985). </text:span><text:span text:style-name="T49">Mathematical Problem Solving</text:span><text:span text:style-name="T44">, Academic Press, Orlando.</text:span></text:p>
      <text:p text:style-name="P107"><text:span text:style-name="T44"><text:tab/></text:span><text:span text:style-name="T69">Schoenfeld, A.H. (1987). Cognitive science and mathematics </text:span><text:span text:style-name="T73">education</text:span><text:span text:style-name="T69">. <text:s/>Hillsdale, N.J.: Lawrence Erlbaum Associates.</text:span></text:p>
      <text:p text:style-name="P21"><text:tab/>Schoenfeld, A.H. (1983). Episodic and executive decisions in mathematics problem solving. In R. Lesh &amp; M. Landau, Acquisition of mathematics concepts and processes. New York'\: Academic Press.</text:p>
      <text:p text:style-name="P21"><text:tab/>Schoenfeld, A.H. (1987). Cognition science and mathematics education: An overview. Cognitive science and mathematics education. Hillsdale, NJ: Lawrence Erlbaum.</text:p>
      <text:p text:style-name="P22"><text:tab/>Schoenfeld, A.H. (1987). Cognitive science and mathematics education. Hillsdale, N.J: Lawrence Erlbaum Associates.</text:p>
      <text:p text:style-name="P98"><text:span text:style-name="T44"><text:tab/></text:span><text:span text:style-name="T94">Schoenfeld, A. H. (1991). On mathematics as sensemaking: An informal attack on the unfortunate divorce of formal an informal mathematics. In J. F. Voss, D. N. Perkins, &amp; J. W. Segal (Eds.) , </text:span><text:span text:style-name="T93">Informal reasoning and education</text:span><text:span text:style-name="T94"> (pp. 311-344) Hillsdale NJ: Erlbaum.</text:span></text:p>
      <text:p text:style-name="P98"><text:span text:style-name="T44"/></text:p>
      <text:p text:style-name="P49"><text:tab/>Schoenfeld, A. H. (1992). Learning to think mathematically: Problem solving,</text:p>
      <text:p text:style-name="P49">metacognition, and sense-making in mathematics. In D. Grouws (Ed.), Handbook for</text:p>
      <text:p text:style-name="P49">Research on Mathematics Teaching and Learning (pp. 334-370). New York: MacMillan<text:tab/></text:p>
      <text:p text:style-name="P49"><text:tab/>Schoenfeld, A. (in press). On mathematics as sense-making: An informal attack on the unfortunate divorce of formal and informal mathematics. In D.N. Perkins, J. Segal, &amp; J. Voss (Eds.), Informal reasoning and education. Hillsdale, NJ: Erlbaum.</text:p>
      <text:p text:style-name="P46"><text:span text:style-name="T44"><text:tab/></text:span><text:span text:style-name="T69">Schoenfeld, A. (forthcoming). Reflections on doing and teaching mathematics. In A. Schoenfeld (Ed.), Mathematical thinking and problem solving. </text:span><text:span text:style-name="T8">In </text:span><text:span text:style-name="Emphasis"><text:span text:style-name="T9">D. N. Perkins</text:span></text:span><text:span text:style-name="T9">, </text:span><text:span text:style-name="Emphasis"><text:span text:style-name="T9">J</text:span></text:span><text:span text:style-name="T9">.</text:span><text:span text:style-name="Emphasis"><text:span text:style-name="T9">Segal, &amp; J</text:span></text:span><text:span text:style-name="T9">. </text:span><text:span text:style-name="Emphasis"><text:span text:style-name="T9">Voss </text:span></text:span><text:span text:style-name="T9">(</text:span><text:span text:style-name="Emphasis"><text:span text:style-name="T9">Eds</text:span></text:span><text:span text:style-name="T9">.), </text:span><text:span text:style-name="Emphasis"><text:span text:style-name="T9">Informal reasoning and education</text:span></text:span><text:span text:style-name="T9">. </text:span><text:span text:style-name="Emphasis"><text:span text:style-name="T9">Hillsdale</text:span></text:span><text:span text:style-name="T9">, </text:span><text:span text:style-name="Emphasis"><text:span text:style-name="T9">NJ</text:span></text:span><text:span text:style-name="T9">: </text:span><text:span text:style-name="Emphasis"><text:span text:style-name="T9">Erlbaum</text:span></text:span><text:span text:style-name="T79"> </text:span></text:p>
      <text:p text:style-name="P99"><text:span text:style-name="T44"><text:tab/></text:span></text:p>
      <text:p text:style-name="P22"><text:tab/>Schoenfeld, A.H. (1983). Episodic and executive decisions in mathematics problem solving. In R. Lesh &amp; M. Landau, Acquisition of mathematics concepts and processes. New York'\: Academic Press.</text:p>
      <text:p text:style-name="P22"><text:tab/>Schoenfeld, A.H. (1987). Cognition science and mathematics education: An overview. Cognitive science and mathematics education. Hillsdale, NJ: Lawrence Erlbaum.</text:p>
      <text:p text:style-name="P48"><text:soft-page-break/><text:tab/>Schoenfeld, A. (in press). On mathematics as sense-making: An informal attack on the unfortunate divorce of formal and informal mathematics. In D.N. Perkins, J. Segal, &amp; J. Voss (Eds.), Informal reasoning and education. Hillsdale, NJ: Erlbaum.</text:p>
      <text:p text:style-name="P47"><text:span text:style-name="T44"><text:tab/>Schoenfeld, A. (forthcoming). Reflections on doing and teaching mathematics. In A. </text:span><text:span text:style-name="T69">Schoenfeld (Ed.), Mathematical thinking and problem solving.</text:span></text:p>
      <text:p text:style-name="P99"><text:span text:style-name="T44"/></text:p>
      <text:p text:style-name="P99"><text:span text:style-name="T44"><text:tab/>Seldon, J., A., &amp; Seldon, A. (1990, March). Constructivism in mathematics education: A view of how people learn. </text:span><text:span text:style-name="T49">UME Trends</text:span><text:span text:style-name="T44">, 8-9. </text:span></text:p>
      <text:p text:style-name="P81"><text:span text:style-name="T44"><text:tab/></text:span></text:p>
      <text:p text:style-name="Text_20_body"><text:tab/></text:p>
      <text:p text:style-name="P28"><text:span text:style-name="T68"/></text:p>
      <text:p text:style-name="P81"><text:span text:style-name="T69"><text:tab/>S</text:span><text:span text:style-name="T72">l</text:span><text:span text:style-name="T69">ew, J. (2013). Top-Down Approach to Teaching Problem Solving Heuristics in Mathematics. Center for Research in Pedagogy and Practice, National Institute of Education, Nanyang Technological University, Singapore.</text:span><text:span text:style-name="T44"><text:tab/></text:span></text:p>
      <text:p text:style-name="P81"><text:span text:style-name="T44"><text:tab/>Simon (1995, May). </text:span><text:span text:style-name="T49">Reconstructing mathematics pedagogy from a constructivist perspective. Paper presented at 9th Annual Research Institute Teacher Education. Center for research in mathematics and science education. </text:span><text:span text:style-name="T44">North Carolina State University.</text:span></text:p>
      <text:p text:style-name="P80"><text:span text:style-name="T44"><text:tab/>Schrock, C. (1990). Calculus and computing: An exploratory study ton examine the effectiveness of using a compute algebra system to develop increased conceptual understanding in a first-semester calculus course </text:span><text:span text:style-name="T49">Dissertation Abstracts International, 50,</text:span><text:span text:style-name="T44"> 1926A.</text:span></text:p>
      <text:p text:style-name="P21"><text:tab/>Silver, E.A., Branca, N. &amp; Adams, V. (1980). Metacognition. The missing link in problem solving? Proceeding of the fourth international conference for the psychology of mathematics education. Berkeley, CA:PME.</text:p>
      <text:p text:style-name="P44"/>
      <text:p text:style-name="P101"><text:tab/>Stillmanm G. (2010). Metacognition research in mathematics education: from hot topic to mature field. ZDM International Journal for Mathematics Education. Australian Catholic University. Australia</text:p>
      <text:p text:style-name="P81"><text:span text:style-name="T69"/></text:p>
      <text:p text:style-name="P65"><text:span text:style-name="T29">Spellings, </text:span><text:span text:style-name="T30">M. (2005) </text:span><text:span text:style-name="T29">"10 Facts About K-12 Education Funding," Department of Education, </text:span><text:a xlink:type="simple" xlink:href="http://www.ed.gov/about/overview/fed/10facts/10facts.pdf"><text:span text:style-name="T38">www.ed.gov/about/overview/fed/10facts/10facts.pdf</text:span></text:a><text:span text:style-name="T29">.</text:span></text:p>
      <text:p text:style-name="P65"><text:span text:style-name="T29"/></text:p>
      <text:p text:style-name="P81"><text:span text:style-name="T69"><text:tab/>Suydam, M. (1987). Implications from research on problem solving. In F. R. Curcio, Teaching and learning. A problem solving focus. Reston, VA: National Council of Teachers of Mathematics.</text:span><text:span text:style-name="T44"><text:tab/></text:span></text:p>
      <text:p text:style-name="P80"><text:soft-page-break/><text:span text:style-name="T44"><text:tab/>Skane M. (1993). Utilizing a conceptual change model with college precalculus studnts: Amending misconceptions about the distributive law. </text:span><text:span text:style-name="T49">Dissertation Abstracts International-A 54/05,</text:span><text:span text:style-name="T44"> 1715.</text:span></text:p>
      <text:p text:style-name="P80"><text:span text:style-name="T44"><text:tab/>Skemp R. (1976). Relational Understanding and Instrumental Understanding. </text:span><text:span text:style-name="T49">Mathematics Teaching, 77</text:span><text:span text:style-name="T44">; 20-26.</text:span></text:p>
      <text:p text:style-name="P80"><text:span text:style-name="T44"><text:tab/>Small, D.B., Hosack, J.M. (1986). Algebra systems tools for reforming calculus instruction. In R. G. Douglas (Ed.), </text:span><text:span text:style-name="T49">Toward a Lean and Lively Calculus</text:span><text:span text:style-name="T44">, (pp. 143). Washington, DC: The Mathematical Association of America. </text:span></text:p>
      <text:p text:style-name="P92"><text:span text:style-name="T44"><text:tab/></text:span><text:span text:style-name="T64">Steen, Lynn A.M (Ed). (1987). Calculus for a <text:s/>new century: </text:span><text:span text:style-name="T65">A pump not a filter</text:span><text:span text:style-name="T64">. (MAA Notes, No. 8). Washington DC: Mathematical Association of America.</text:span></text:p>
      <text:p text:style-name="P95"/>
      <text:p text:style-name="P80"><text:span text:style-name="T44"><text:tab/>Steffe &amp; Gale (1995). </text:span><text:span text:style-name="T49">Constructivism in Education</text:span><text:span text:style-name="T44">. Hillsdale, NJ: Lawrence Erlbaum.</text:span></text:p>
      <text:p text:style-name="P95"><text:tab/>Stewart, C. B. (1992). Journal writing in mathematics classrooms: A practical</text:p>
      <text:p text:style-name="P80"><text:span text:style-name="T44">inquiry <text:s/>(writing to learn). </text:span><text:span text:style-name="T49">Dissertation Abstracts International, 53/12</text:span><text:span text:style-name="T44">, p. 242.</text:span></text:p>
      <text:p text:style-name="P80"><text:span text:style-name="T44"><text:tab/>Stigler, J., &amp; Perry, M. (1989). Cross cultural studies of mathematics teaching and learning: Recent findings and new directions. In D. Grouws &amp; T. Cooney (Eds.), Effective Mathematics Teaching (pp. 194-223). Hillsdale, NJ: Erlbaum.<text:tab/></text:span></text:p>
      <text:p text:style-name="P80"><text:span text:style-name="T44"><text:tab/>Tall, D. (1990). Inconsistencies in the learning of calculus and analysis. </text:span><text:span text:style-name="T49">Focus on Learning Problems in Mathematics, 12</text:span><text:span text:style-name="T44">, 49-63.</text:span></text:p>
      <text:p text:style-name="P53"><text:span text:style-name="T6">Greg Toppo (May 1, 2012).</text:span><text:a xlink:type="simple" xlink:href="http://usatoday30.usatoday.com/news/education/story/2012-04-28/common-core-education/54583192/1"><text:span text:style-name="T17">"Common Core standards drive wedge in education circles"</text:span></text:a><text:span text:style-name="T6">.</text:span><text:span text:style-name="T7">USA Today</text:span><text:span text:style-name="T6">. Retrieved March 23, 2013.</text:span><text:span text:style-name="T41"> </text:span></text:p>
      <text:p text:style-name="P12"><text:span text:style-name="T44"/></text:p>
      <text:p text:style-name="P80"><text:span text:style-name="T44"><text:tab/>Tzur R. (1995). Interaction and Children’s fraction learning. </text:span><text:span text:style-name="T49">Dissertation Abstracts International, 56-10A</text:span><text:span text:style-name="T44">, p. 3874. </text:span></text:p>
      <text:p text:style-name="P35"><text:soft-page-break/><text:span text:style-name="T32"><text:tab/>U.S. Department of Education </text:span><text:span text:style-name="T33">(2008).</text:span><text:span text:style-name="T32"> Digest of Education Statistics, 2008, Table 104</text:span></text:p>
      <text:p text:style-name="P14"><text:span text:style-name="T32"><text:tab/>U.S. Department of Education </text:span><text:span text:style-name="T34">(2006)</text:span><text:span text:style-name="T32">. The Toolbox Revisited: Paths to Degree Completion from High School Through College, 2006. http://www.ed.gov/rschstat/research/pubs/toolboxrevisit/toolbox.pdf</text:span></text:p>
      <text:p text:style-name="P80"><text:span text:style-name="T32"/></text:p>
      <text:p text:style-name="P80"><text:span text:style-name="T44"><text:tab/>Vygotsky, L. S. (1987). </text:span><text:span text:style-name="T49">The collected works of L. S. Vygotsky, 1, Problems of general psychology</text:span><text:span text:style-name="T44">. New York: Plenum Publishing.</text:span></text:p>
      <text:p text:style-name="P80"><text:span text:style-name="T44"><text:tab/>Vygotsky, L.S. (1962). </text:span><text:span text:style-name="T49">Thought and Language</text:span><text:span text:style-name="T44">., MIT Press, Cambridge MA.</text:span></text:p>
      <text:p text:style-name="P80"><text:span text:style-name="T44"><text:tab/>Vygotsky, L. S. (1981). The instructional method in psychology. In J. V. Wertsch, (ed.), </text:span><text:span text:style-name="T49">The concept of activity in Soviet psychology.</text:span><text:span text:style-name="T44"> Armonk, NY: M.E. Sharpe, pp. 134-143.</text:span></text:p>
      <text:p text:style-name="P79"><text:span text:style-name="T44"><text:tab/>Von Glasserfeld, E. (1987). Learning as a constructive activity. <text:s/>In C. Janvier (Ed.), </text:span><text:span text:style-name="T49">Problems of representation in the teaching and learning of mathematics</text:span><text:span text:style-name="T44">, (pp. 69-77). Hillsdale, NJ: Lawrence Erlbaum.</text:span></text:p>
      <text:p text:style-name="P49">Voss, <text:span text:style-name="T95">J.</text:span> (Eds.), Informal reasoning and education. Hillsdale, NJ: Erlbaum.</text:p>
      <text:p text:style-name="P23"><text:span text:style-name="T44"/></text:p>
      <text:p text:style-name="P53"><text:span text:style-name="T14">Wayne J. Urban and Jennings L. Wagoner Jr., American Education: A History, 3rded. (Boston: McGraw-Hill, 2004), p. 171. </text:span></text:p>
      <text:p text:style-name="P53"><text:a xlink:type="simple" xlink:href="http://en.wikipedia.org/wiki/Common_Core_State_Standards_Initiative#cite_ref-corestandards.org.2Fterms-of-use_9-0"><text:span text:style-name="T41">http://en.wikipedia.org/wiki/Common_Core_State_Standards_Initiative#cite_ref-</text:span></text:a><text:a xlink:type="simple" xlink:href="http://en.wikipedia.org/wiki/Common_Core_State_Standards_Initiative#cite_ref-corestandards.org.2Fterms-of-use_9-0"><text:span text:style-name="T41">corestandards.org.2Fterms-of-use_9-0</text:span></text:a></text:p>
      <text:p text:style-name="P24"><text:span text:style-name="T41"/></text:p>
      <text:p text:style-name="P23"><text:span text:style-name="T44"/></text:p>
      <text:p text:style-name="P23"><text:span text:style-name="T44">Wilson, J., Fernandez, M., Hadaway, N. (2013). Mathematical Problem Solving. The University of Georgia (retrieved from the web.)</text:span></text:p>
      <text:p text:style-name="P80"><text:span text:style-name="T44"><text:tab/>Wilson B., Teslow, Osman, R. (1995). The impact of constructivism on ID Fundamentals. In B. Seels (Ed. ), </text:span><text:span text:style-name="T49">Instructional Design Fundamentals: A Review and Reconsideration. (pp. 137-157)</text:span><text:span text:style-name="T44"> Englewood Cliffs NJ: Educational Technology Publications.</text:span></text:p>
      <text:p text:style-name="P21"><text:span text:style-name="T18"><text:tab/>Yackel, E, Cobb, P., &amp; Wood, T. (1991) Small-group interaction as a source of learning opportunities in second-grade mathematics. </text:span><text:span text:style-name="T19">Journal for Research in Mathematics Education, 22(5),</text:span><text:span text:style-name="T18"> 390-408 </text:span>Blais, D.M. (1988). Constructivism: A theoretical revolution for algebra. The Mathematics Teacher, 81 (11), 64-31.</text:p>
      <text:p text:style-name="P44"><text:soft-page-break/><text:span text:style-name="T68"/></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p>
      <text:p text:style-name="P21"/>
      <text:p text:style-name="P21"><text:soft-page-break/></text:p>
      <text:p text:style-name="P21"/>
      <text:p text:style-name="P21"/>
      <text:p text:style-name="P28"><text:span text:style-name="T68"/></text:p>
      <text:p text:style-name="P21"/>
      <text:p text:style-name="P28"/>
      <text:p text:style-name="P21"><text:span text:style-name="T68"/></text:p>
      <text:p text:style-name="P21"/>
      <text:p text:style-name="P44"><text:span text:style-name="T82"/></text:p>
      <text:p text:style-name="P44"><text:span text:style-name="T82"/></text:p>
      <text:p text:style-name="P44"><text:span text:style-name="T82"/></text:p>
      <text:p text:style-name="P44"><text:span text:style-name="T82"/></text:p>
      <text:p text:style-name="P44"><text:span text:style-name="T82"/></text:p>
      <text:p text:style-name="P44"><text:span text:style-name="T82"/></text:p>
      <text:p text:style-name="P44"><text:span text:style-name="T82"/></text:p>
      <text:p text:style-name="P44"><text:span text:style-name="T82"/></text:p>
      <text:p text:style-name="P44"><text:span text:style-name="T82">NOTES</text:span></text:p>
      <text:p text:style-name="P55">[For full citations, please see the Reference section of <text:span text:style-name="T26">The Schools Our Children Deserve.</text:span>]</text:p>
      <text:p text:style-name="P20"> <text:span text:style-name="T101">3. .</text:span></text:p>
      <text:p text:style-name="P56">4.  A year-long intensive study of the teaching and learning that took place in a 10th-grade geometry class . . . in a highly regarded suburban school district in upstate New York” produced just such results.  While “a classroom observer unfamiliar with mathematics would necessarily give the class high marks,” students basically spent the year copying proofs and then doing exercises “designed to indicate mastery of relatively small chunks of subject matter.”  (“Over the period of a full school year, none of the students in any of the dozen classes we observed worked mathematical tasks that could seriously be called problems.”)  Indeed, this exemplary teacher, mindful of the standardized test the students would eventually have to take, commented at one point, “You’ll have to know all your constructions cold so you don’t spend a lot of time thinking about them” (Schoenfeld, 1988, pp. 145-46, 152, 159).</text:p>
      <text:p text:style-name="P56"/>
      <text:p text:style-name="P56">7.</text:p>
      <text:p text:style-name="P56">8. , p. 85.</text:p>
      <text:p text:style-name="P56">9.  This real-life example comes from Paul Cobb by way of Gardner, 1991, p. 164.</text:p>
      <text:p text:style-name="P56">10.  This example, from Max Wertheimer’s <text:span text:style-name="T26">Productive Thinking</text:span>, is cited in Schoenfeld, p. 148.</text:p>
      <text:p text:style-name="P56">11. Kamii, 1994, pp. 36-40.</text:p>
      <text:p text:style-name="P56"><text:soft-page-break/>12.  Cited in Schoenfeld, p. 150, among other places.  Another example:  a startling number of young children taught in traditional classrooms give the answer “36” to the question “There are 26 sheep and 10 goats on a ship.  How old is the captain?” (Kamii, 1989, p. 160).</text:p>
      <text:p text:style-name="P56">13. Dossey et al., 1988, pp. 67, 54.</text:p>
      <text:p text:style-name="P56">14. Because really bright students generally learn symbolic algorithms quickly, they appear to be doing fine when their performance is measured by standard mathematics tests.  But a closer look reveals that they too are being dramatically affected by the mathematics miseducation of traditional curricula . . . [ending up with learning that is] only superficial” (Battista, p. 426).</text:p>
      <text:p text:style-name="P56">15. </text:p>
      <text:p text:style-name="P56">18. Kamii, 1985b, p. 3.  For examples of fortuitous events that can provide the opportunity for children in first grade, second grade, and third grade to think about numerical concepts, see Kamii, 1985b, pp. 123-35; 1989, pp. 91-97; and 1994, pp. 92-98.  Like some other constructivists, Kamii also swears by the use of certain games -- such as those involving dice or play money -- for teaching purposes.  All the games in question, however, are competitive, suggesting both a lack of familiarity with cooperative games (where the same numerical skills are often required) and a lack of sensitivity to the social and psychological disadvantages of setting children against each other (see Kohn, 1992a).</text:p>
      <text:p text:style-name="P56">19. Joseph Kahne at the University of Illinois, Chicago, makes this point.  As a rule, he argues, parents “aren’t nervous about Whole Language because they know their kids will be reading; their literacy skills aren’t threatened” (personal communication, 1997).  However, this may understate the extent to which Whole Language diverges from most people’s school experience.  One writer notes:  “Sadly, many parents don’t recall being given the opportunity to read ‘real books’ in their early elementary classrooms unless (as in my case) it was after all their ‘work’ was done.  Thus, attacks on whole language that focus on literature grow partly from parents’ discomfort that their children’s school experience isn’t like their own” (Brinkley, 1998, p. 59).  And this from another writer:  “When you take away the two school rituals that parents understand – math facts and spelling quizzes – you scare them to death” (Ohanian, 1996a, p. 9).</text:p>
      <text:p text:style-name="P56">20. The washer lesson is described in Brooks and Brooks, 1993, pp. 73-75.  The bubblegum lesson was used by Pam Hyde and appears in Zemelman et al., 1998, pp. 85.  The fraction problem comes from Joy Donlin and is reported in Willis and Checkley, 1996, p. 7.  The idea of having students write a textbook is attributed to Bill Elasky by Wood, 1992, p. 140.</text:p>
      <text:p text:style-name="P56">21. Kahramanidis, 1988.</text:p>
      <text:p text:style-name="P56">22. Piaget, 1973, p. 106.</text:p>
      <text:p text:style-name="P56">23. Kamii, 1985b, p. 46.</text:p>
      <text:p text:style-name="P56">24. Another, more practical reason for asking this same question about a correct answer is that otherwise children will just assume “How did you get that?” is teacher code for “Nope -- try again.”</text:p>
      <text:p text:style-name="P56">25. Kamii, 1985b, pp. 25, 36.  Her constructivist premises have led Kamii to offer only a partial endorsement for the NCTM standards.  She argues that, despite their emphasis on deeper understanding of mathematical truths, the standards still reflect an empirical view that those truths have a reality entirely independent of the knower.  Further, while collaboration among students is recommended, Kamii believes the standards fail to reflect a constructivist appreciation for the necessity of understanding through resolving conflict among disparate ideas (see Kamii, 1989, pp. 59-62).</text:p>
      <text:p text:style-name="P56">26. This point was made by Brownell, 1928, pp. 199, 208-9; and also by Jean Lave, cited in Brown et al., 1989, p. 36.  <text:soft-page-break/>Unfortunately, students in this situation aren’t being appropriately challenged (by the teacher or other students) to rethink and improve their initial ideas, so they probably won’t learn as effectively as they would in a nontraditional classroom.</text:p>
      <text:p text:style-name="P56">27. Lester, 1996, pp. 146-52.  For another teacher’s description of how – and how well – this approach works, see Strachota, 1996, chap. 3.</text:p>
      <text:p text:style-name="P56">28. Kamii, 1994, p. 67.</text:p>
      <text:p text:style-name="P56">29. Not every math educator agrees that primary-grade children shouldn’t be given algorithms at all, but Kamii makes a strong case for this position.  Rob Madell (1985, p. 20) similarly recommends that no algorithms be taught until the end of third grade, and no con</text:p>
      <text:p text:style-name="P63">Other researchers have reached similar metacog</text:p>
      <text:p text:style-name="P64"><text:span text:style-name="T27"/></text:p>
      <text:p text:style-name="P64"><text:span text:style-name="T27"/></text:p>
      <text:p text:style-name="P64"><text:span text:style-name="T27"/></text:p>
      <text:p text:style-name="P66"/>
      <text:p text:style-name="P7">[For full citations, please see the Reference section of <text:span text:style-name="T26">The Schools Our Children Deserve.</text:span>]</text:p>
      <text:p text:style-name="P7"/>
      <text:p text:style-name="P7">1. Brownell, 1928, p. 197.</text:p>
      <text:p text:style-name="P7">2. Ibid., p. 200.</text:p>
      <text:p text:style-name="P7">3. Lampert, 1986, p. 340.</text:p>
      <text:p text:style-name="P7">4. A year-long intensive study of the teaching and learning that took place in a 10th-grade geometry class . . . in a highly regarded suburban school district in upstate New York” produced just such results.  While “a classroom observer unfamiliar with mathematics would necessarily give the class high marks,” students basically spent the year copying proofs and then doing exercises “designed to indicate mastery of relatively small chunks of subject matter.”  (“Over the period of a full school year, none of the students in any of the dozen classes we observed worked mathematical tasks that could seriously be called problems.”)  Indeed, this exemplary teacher, mindful of the standardized test the students would eventually have to take, commented at one point, “You’ll have to know all your constructions cold so you don’t spend a lot of time thinking about them” (Schoenfeld, 1988, pp. 145-46, 152, 159).</text:p>
      <text:p text:style-name="P7">5. The National Research Council is quoted in Battista, 1999, p. 427.</text:p>
      <text:p text:style-name="P7">6. Resnick, 1987, p. 14.</text:p>
      <text:p text:style-name="P7">7. Brownell, 1932, p. 10. He added: if arithmetic somehow does become “meaningful, it becomes so in spite of drill” (p. 12).</text:p>
      <text:p text:style-name="P7">8. Putnam et al., 1990, p. 85.</text:p>
      <text:p text:style-name="P7">9. This real-life example comes from Paul Cobb by way of Gardner, 1991, p. 164.</text:p>
      <text:p text:style-name="P7">10. This example, from Max Wertheimer’s<text:span text:style-name="T26">Productive Thinking</text:span>, is cited in Schoenfeld, p. 148.</text:p>
      <text:p text:style-name="P7">11. Kamii, 1994, pp. 36-40.</text:p>
      <text:p text:style-name="P7">12. Cited in Schoenfeld, p. 150, among other places. Another example: a startling number of young children taught in traditional classrooms give the answer “36” to the question “There are 26 sheep and 10 goats on a ship. How old is the captain?” (Kamii, 1989, p. 160).</text:p>
      <text:p text:style-name="P7"><text:soft-page-break/>13. Dossey et al., 1988, pp. 67, 54.</text:p>
      <text:p text:style-name="P7">14. Because really bright students generally learn symbolic algorithms quickly, they appear to be doing fine when their performance is measured by standard mathematics tests. But a closer look reveals that they too are being dramatically affected by the mathematics miseducation of traditional curricula . . . [ending up with learning that is] only superficial” (Battista, p. 426).</text:p>
      <text:p text:style-name="P7">15. Kamii (e.g., 1994, pp. 43, 46) is especially persuasive on this point.</text:p>
      <text:p text:style-name="P7">16. Putnam et al., 1990, p. 96.</text:p>
      <text:p text:style-name="P7">17. Jackson, 1997, p. I: 1.</text:p>
      <text:p text:style-name="P7">18. Kamii, 1985b, p. 3. For examples of fortuitous events that can provide the opportunity for children in first grade, second grade, and third grade to think about numerical concepts, see Kamii, 1985b, pp. 123-35; 1989, pp. 91-97; and 1994, pp. 92-98. Like some other constructivists, Kamii also swears by the use of certain games -- such as those involving dice or play money -- for teaching purposes. All the games in question, however, are competitive, suggesting both a lack of familiarity with cooperative games (where the same numerical skills are often required) and a lack of sensitivity to the social and psychological disadvantages of setting children against each other (see Kohn, 1992a).</text:p>
      <text:p text:style-name="P7">19. Joseph Kahne at the University of Illinois, Chicago, makes this point. As a rule, he argues, parents “aren’t nervous about Whole Language because they know their kids will be reading; their literacy skills aren’t threatened” (personal communication, 1997). However, this may understate the extent to which Whole Language diverges from most people’s school experience. One writer notes: “Sadly, many parents don’t recall being given the opportunity to read ‘real books’ in their early elementary classrooms unless (as in my case) it was after all their ‘work’ was done. Thus, attacks on whole language that focus on literature grow partly from parents’ discomfort that their children’s school experience isn’t like their own” (Brinkley, 1998, p. 59). And this from another writer: “When you take away the two school rituals that parents understand – math facts and spelling quizzes – you scare them to death” (Ohanian, 1996a, p. 9).</text:p>
      <text:p text:style-name="P7">20. The washer lesson is described in Brooks and Brooks, 1993, pp. 73-75. The bubblegum lesson was used by Pam Hyde and appears in Zemelman et al., 1998, pp. 85. The fraction problem comes from Joy Donlin and is reported in Willis and Checkley, 1996, p. 7. The idea of having students write a textbook is attributed to Bill Elasky by Wood, 1992, p. 140.</text:p>
      <text:p text:style-name="P7">21. Kahramanidis, 1988.</text:p>
      <text:p text:style-name="P7">22. Piaget, 1973, p. 106.</text:p>
      <text:p text:style-name="P7">23. Kamii, 1985b, p. 46.</text:p>
      <text:p text:style-name="P7">24. Another, more practical reason for asking this same question about a correct answer is that otherwise children will just assume “How did you get that?” is teacher code for “Nope -- try again.”</text:p>
      <text:p text:style-name="P7">25. Kamii, 1985b, pp. 25, 36. Her constructivist premises have led Kamii to offer only a partial endorsement for the NCTM standards. She argues that, despite their emphasis on deeper understanding of mathematical truths, the standards still reflect an empirical view that those truths have a reality entirely independent of the knower. Further, while collaboration among students is recommended, Kamii believes the standards fail to reflect a constructivist appreciation for the necessity of understanding through resolving conflict among disparate ideas (see Kamii, 1989, pp. 59-62).</text:p>
      <text:p text:style-name="P7">26. This point was made by Brownell, 1928, pp. 199, 208-9; and also by Jean Lave, cited in Brown et al., 1989, p. 36. Unfortunately, students in this situation aren’t being appropriately challenged (by the teacher or other students) to rethink and improve their initial ideas, so they probably won’t learn as <text:soft-page-break/>effectively as they would in a nontraditional classroom.</text:p>
      <text:p text:style-name="P7">27. Lester, 1996, pp. 146-52. For another teacher’s description of how – and how well – this approach works, see Strachota, 1996, chap. 3.</text:p>
      <text:p text:style-name="P7">28. Kamii, 1994, p. 67.</text:p>
      <text:p text:style-name="P7">29. Not every math educator agrees that primary-grade children shouldn’t be given algorithms at all, but Kamii makes a strong case for this position. Rob Madell (1985, p. 20) similarly recommends that no algorithms be taught until the end of third grade, and no con</text:p>
      <text:p text:style-name="P7"><text:span text:style-name="T23">Other </text:span><text:span text:style-name="T24">researchers have reached similar metacog</text:span></text:p>
      <text:p text:style-name="P7"><text:span text:style-name="T24"/></text:p>
      <text:p text:style-name="P7"><text:span text:style-name="T24">U.S. Students Slide In Global Ranking On Math, Reading, Science</text:span></text:p>
      <text:p text:style-name="P7"><text:span text:style-name="T24">NPR the two way – The breaking news NPR </text:span><text:span text:style-name="T25">by Bill Chappell. December 3, 2007</text:span></text:p>
      <text:p text:style-name="P7"/>
      <text:p text:style-name="P7"/>
      <text:p text:style-name="P7"/>
      <text:p text:style-name="P102"><text:span text:style-name="T41"/></text:p>
      <text:p text:style-name="P7"><text:span text:style-name="T29"/></text:p>
      <text:p text:style-name="Text_20_body"><text:a xlink:type="simple" xlink:href="http://www.reagan.utexas.edu/archives/speeches/1987/102687d.ht"><text:span text:style-name="T38"/></text:a></text:p>
      <text:p text:style-name="P7"><text:span text:style-name="T39"/></text:p>
      <text:p text:style-name="P7"><text:span text:style-name="T13"/></text:p>
      <text:p text:style-name="P7"><text:span text:style-name="T13"/></text:p>
      <text:p text:style-name="P19"><text:span text:style-name="T14"/></text:p>
      <text:p text:style-name="P7"><text:span text:style-name="T41"/></text:p>
      <text:p text:style-name="Text_20_body"><text:span text:style-name="T41"><text:s/></text:span></text:p>
      <text:p text:style-name="P7"><text:span text:style-name="T41"/></text:p>
      <text:p text:style-name="P7"/>
      <text:p text:style-name="P7"/>
      <text:p text:style-name="P7"/>
      <text:p text:style-name="Text_20_body"><text:a xlink:type="simple" xlink:href="http://ecs.org/clearinghouse/40/81/4081.pdf"><text:span text:style-name="T41"/></text:a></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2" svg:font-family="Arial"/>
    <style:font-face style:name="Arial1" svg:font-family="Arial, sans-serif"/>
    <style:font-face style:name="Calibri1" svg:font-family="Calibri, sans-serif"/>
    <style:font-face style:name="Georgia" svg:font-family="Georgia, serif"/>
    <style:font-face style:name="Georgia\, serif" svg:font-family="'Georgia\, serif'"/>
    <style:font-face style:name="Helvetica Neue" svg:font-family="'Helvetica Neue', Arial, sans-serif"/>
    <style:font-face style:name="Helvetica" svg:font-family="Helvetica, Arial, sans-serif"/>
    <style:font-face style:name="Interstate-Light1" svg:font-family="Interstate-Light, serif"/>
    <style:font-face style:name="Lucida Grande1" svg:font-family="'Lucida Grande'"/>
    <style:font-face style:name="Lucida Grande" svg:font-family="'Lucida Grande', Verdana, Arial, Helvetica, sans-serif"/>
    <style:font-face style:name="Mangal1" svg:font-family="Mangal"/>
    <style:font-face style:name="Times New Roman1" svg:font-family="'Times New Roman'"/>
    <style:font-face style:name="Verdana3" svg:font-family="Verdana"/>
    <style:font-face style:name="Verdana2" svg:font-family="Verdana, Helvetica, sans-serif"/>
    <style:font-face style:name="Verdana1" svg:font-family="Verdana, sans-serif"/>
    <style:font-face style:name="arial" svg:font-family="arial, sans-serif"/>
    <style:font-face style:name="inherit" svg:font-family="inherit"/>
    <style:font-face style:name="sans-serif" svg:font-family="sans-serif"/>
    <style:font-face style:name="serif" svg:font-family="serif"/>
    <style:font-face style:name="Calibri" svg:font-family="Calibri" style:font-family-generic="roman"/>
    <style:font-face style:name="EspritMath" svg:font-family="EspritMath" style:font-family-generic="roman"/>
    <style:font-face style:name="EspritMathBookItalic" svg:font-family="EspritMathBookItalic" style:font-family-generic="roman"/>
    <style:font-face style:name="HelveticaNeue-Roman" svg:font-family="HelveticaNeue-Roman" style:font-family-generic="roman"/>
    <style:font-face style:name="Interstate-Bold" svg:font-family="Interstate-Bold" style:font-family-generic="roman"/>
    <style:font-face style:name="Interstate-Light" svg:font-family="Interstate-Light" style:font-family-generic="roman"/>
    <style:font-face style:name="Interstate-RegularItalic" svg:font-family="Interstate-RegularItalic" style:font-family-generic="roman"/>
    <style:font-face style:name="MathematicalPi-Six" svg:font-family="MathematicalPi-Six" style:font-family-generic="roman"/>
    <style:font-face style:name="Courier New" svg:font-family="'Courier New'" style:font-family-generic="modern" style:font-pitch="fixed"/>
    <style:font-face style:name="NSimSun" svg:font-family="NSimSun" style:font-family-generic="modern" style:font-pitch="fixed"/>
    <style:font-face style:name="Plato Regular" svg:font-family="'Plato Regular'"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family="'Times New Roman'" style:font-family-generic="roman" style:font-pitch="variable" fo:font-size="7pt" fo:font-weight="bold" style:font-name-asian="SimSun" style:font-family-asian="SimSun" style:font-family-generic-asian="system" style:font-pitch-asian="variable" style:font-size-asian="7pt" style:font-weight-asian="bold" style:font-name-complex="Mangal" style:font-family-complex="Mangal"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08:40:17.789000000</meta:creation-date>
    <dc:date>2014-06-05T17:10:31.198000000</dc:date>
    <meta:editing-duration>PT7H33M31S</meta:editing-duration>
    <meta:editing-cycles>6</meta:editing-cycles>
    <meta:generator>LibreOffice/4.1.4.2$Windows_x86 LibreOffice_project/0a0440ccc0227ad9829de5f46be37cfb6edcf72</meta:generator>
    <meta:print-date>2014-06-05T11:36:02.715000000</meta:print-date>
    <meta:document-statistic meta:table-count="0" meta:image-count="0" meta:object-count="0" meta:page-count="28" meta:paragraph-count="472" meta:word-count="7616" meta:character-count="53016" meta:non-whitespace-character-count="45670"/>
  </office:meta>
</office:document-meta>
</file>